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jpeg" manifest:full-path="Pictures/0.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Helvetica Neue', Arial, sans-serif" svg:font-family="'Helvetica Neue', Arial, sans-serif"/>
    <style:font-face style:name="FreeSerif" svg:font-family="FreeSerif"/>
  </office:font-face-decls>
  <office:automatic-styles>
    <style:style style:family="text" style:name="T1" style:display-name="T1">
      <style:text-properties fo:color="#000000" fo:font-size="11pt" fo:language="fr" fo:country="FR" fo:font-weight="normal"/>
    </style:style>
    <style:style style:family="text" style:name="T2" style:display-name="T2">
      <style:text-properties fo:language="fr" fo:country="FR"/>
    </style:style>
    <style:style style:family="text" style:name="T3" style:display-name="T3" style:parent-style-name="Internet-link-text">
      <style:text-properties fo:language="fr" fo:country="FR"/>
    </style:style>
    <style:style style:family="text" style:name="T4" style:display-name="T4" style:parent-style-name="Internet-link-text">
      <style:text-properties fo:color="#1155cc" style:text-underline-type="single" fo:font-size="11pt" fo:language="fr" fo:country="FR" fo:font-weight="normal"/>
    </style:style>
    <style:style style:family="text" style:name="T5" style:display-name="T5">
      <style:text-properties fo:font-size="11pt" fo:language="fr" fo:country="FR"/>
    </style:style>
    <style:style style:family="text" style:name="T6" style:display-name="T6">
      <style:text-properties fo:font-size="11pt" fo:language="fr" fo:country="FR" fo:font-weight="bold"/>
    </style:style>
    <style:style style:family="text" style:name="T7" style:display-name="T7">
      <style:text-properties fo:font-weight="bold"/>
    </style:style>
    <style:style style:family="text" style:name="T8" style:display-name="T8">
      <style:text-properties fo:color="#000000" style:font-name="'Helvetica Neue', Arial, sans-serif" fo:font-size="10.5pt" fo:font-weight="normal" fo:text-transform="none"/>
    </style:style>
    <style:style style:family="paragraph" style:name="P40" style:display-name="P40" style:parent-style-name="Standard">
      <style:paragraph-properties fo:break-before="page"/>
    </style:style>
    <style:style style:family="paragraph" style:name="P35" style:display-name="P35" style:parent-style-name="Standard">
      <style:paragraph-properties fo:break-before="page"/>
      <style:text-properties fo:color="#000000" style:font-name="'Helvetica Neue', Arial, sans-serif" fo:font-size="10.5pt" fo:language="fr" fo:country="FR" fo:font-weight="normal" fo:text-transform="none"/>
    </style:style>
    <style:style style:family="paragraph" style:name="P42" style:display-name="P42" style:parent-style-name="Standard">
      <style:paragraph-properties fo:text-align="left" fo:line-height="115%" style:writing-mode="lr"/>
      <style:text-properties fo:color="#660000" fo:language="fr" fo:country="FR"/>
    </style:style>
    <style:style style:family="paragraph" style:name="P20" style:display-name="P20" style:parent-style-name="Standard">
      <style:paragraph-properties fo:text-align="left" fo:text-indent="0cm" fo:line-height="100%" fo:widows="2" fo:orphans="2" fo:margin-left="0cm" fo:margin-right="0cm" fo:margin-top="0cm" fo:margin-bottom="0cm" fo:break-before="page" style:writing-mode="lr"/>
    </style:style>
    <style:style style:family="paragraph" style:name="P21" style:display-name="P21" style:parent-style-name="Standard">
      <style:paragraph-properties fo:text-align="left" fo:text-indent="0cm" fo:line-height="100%" fo:widows="2" fo:orphans="2" fo:margin-left="0cm" fo:margin-right="0cm" fo:margin-top="0cm" fo:margin-bottom="0cm" fo:break-before="column" style:writing-mode="lr"/>
      <style:text-properties fo:color="#000000" fo:font-size="11pt" fo:language="fr" fo:country="FR" fo:font-weight="normal"/>
    </style:style>
    <style:style style:family="paragraph" style:name="P22" style:display-name="P22" style:parent-style-name="Standard">
      <style:paragraph-properties fo:text-align="left" fo:text-indent="0cm" fo:line-height="100%" fo:widows="2" fo:orphans="2" fo:margin-left="0cm" fo:margin-right="0cm" fo:margin-top="0cm" fo:margin-bottom="0cm" fo:break-before="page" style:writing-mode="lr"/>
      <style:text-properties fo:color="#000000" fo:font-size="11pt" fo:language="fr" fo:country="FR" fo:font-style="italic" fo:font-weight="normal"/>
    </style:style>
    <style:style style:family="paragraph" style:name="P23" style:display-name="P23" style:parent-style-name="Titre-2"/>
    <style:style style:family="paragraph" style:name="P24" style:display-name="P24" style:parent-style-name="Titre-2">
      <style:paragraph-properties fo:text-align="left" fo:line-height="115%" style:writing-mode="lr"/>
      <style:text-properties fo:language="fr" fo:country="FR"/>
    </style:style>
    <style:style style:family="paragraph" style:name="P25" style:display-name="P25" style:parent-style-name="Standard">
      <style:paragraph-properties fo:text-align="justify" fo:line-height="115%" style:writing-mode="lr"/>
      <style:text-properties fo:font-size="11pt" fo:language="fr" fo:country="FR"/>
    </style:style>
    <style:style style:family="paragraph" style:name="P26" style:display-name="P26" style:parent-style-name="Standard">
      <style:text-properties fo:font-size="11pt" fo:language="fr" fo:country="FR"/>
    </style:style>
    <style:style style:family="paragraph" style:name="P27" style:display-name="P27" style:parent-style-name="Standard">
      <style:paragraph-properties fo:margin-top="0cm" fo:margin-bottom="0.499cm"/>
      <style:text-properties fo:font-size="11pt" fo:language="fr" fo:country="FR"/>
    </style:style>
    <style:style style:family="paragraph" style:name="P28" style:display-name="P28" style:parent-style-name="Standard">
      <style:paragraph-properties fo:text-align="justify" fo:line-height="115%" style:writing-mode="lr"/>
      <style:text-properties fo:language="fr" fo:country="FR"/>
    </style:style>
    <style:style style:family="paragraph" style:name="P29" style:display-name="P29" style:list-style-name="L3">
      <style:paragraph-properties fo:text-align="justify" fo:text-indent="0.000000cm" fo:line-height="115%" fo:widows="2" fo:orphans="2" fo:margin-left="0.635000cm" fo:margin-right="0cm" fo:margin-top="0cm" fo:margin-bottom="0cm" style:writing-mode="lr"/>
      <style:text-properties fo:color="#000000" style:font-name="Arial" fo:font-size="11pt" fo:language="fr" fo:country="FR" fo:font-weight="normal"/>
    </style:style>
    <style:style style:family="paragraph" style:name="P39" style:display-name="P39" style:parent-style-name="Standard">
      <style:paragraph-properties fo:text-align="left" fo:line-height="115%" style:writing-mode="lr"/>
    </style:style>
    <style:style style:family="paragraph" style:name="P41" style:display-name="P41" style:parent-style-name="Standard">
      <style:paragraph-properties fo:text-align="left" fo:text-indent="0cm" fo:line-height="100%" fo:widows="2" fo:orphans="2" fo:margin-left="0cm" fo:margin-right="0cm" fo:margin-top="0cm" fo:margin-bottom="0cm" style:writing-mode="lr"/>
      <style:text-properties fo:color="#000000" fo:font-size="11pt" fo:language="fr" fo:country="FR" fo:font-style="italic" fo:font-weight="normal"/>
    </style:style>
    <style:style style:family="paragraph" style:name="P37" style:display-name="P37" style:parent-style-name="Titre-2">
      <style:text-properties fo:language="fr" fo:country="FR"/>
    </style:style>
    <style:style style:family="paragraph" style:name="P3" style:display-name="P3" style:parent-style-name="Sous-titre">
      <style:paragraph-properties fo:text-align="center" fo:line-height="115%" style:writing-mode="lr"/>
      <style:text-properties fo:language="fr" fo:country="FR"/>
    </style:style>
    <style:style style:family="paragraph" style:name="P31" style:display-name="P31" style:parent-style-name="Standard">
      <style:text-properties fo:language="fr" fo:country="FR" fo:font-weight="bold"/>
    </style:style>
    <style:style style:family="paragraph" style:name="P36" style:display-name="P36" style:parent-style-name="Standard">
      <style:text-properties fo:color="#000000" style:font-name="'Helvetica Neue', Arial, sans-serif" fo:font-size="10.5pt" fo:language="fr" fo:country="FR" fo:font-weight="normal" fo:text-transform="none"/>
    </style:style>
    <style:style style:family="paragraph" style:name="P32" style:display-name="P32" style:parent-style-name="Standard">
      <style:paragraph-properties fo:break-before="page"/>
      <style:text-properties fo:language="fr" fo:country="FR" fo:font-weight="bold"/>
    </style:style>
    <style:style style:family="paragraph" style:name="P33" style:display-name="P33" style:parent-style-name="Standard">
      <style:paragraph-properties fo:break-before="page"/>
      <style:text-properties fo:language="fr" fo:country="FR"/>
    </style:style>
    <style:style style:family="paragraph" style:name="P34" style:display-name="P34" style:parent-style-name="Standard">
      <style:text-properties fo:language="fr" fo:country="FR"/>
    </style:style>
    <style:style style:family="paragraph" style:name="P38" style:display-name="P38" style:parent-style-name="Normal"/>
    <style:style style:family="paragraph" style:name="P8" style:display-name="P8" style:parent-style-name="Standard">
      <style:paragraph-properties fo:text-align="left" fo:text-indent="0cm" fo:line-height="100%" fo:widows="2" fo:orphans="2" fo:margin-left="0cm" fo:margin-right="0cm" fo:margin-top="0cm" fo:margin-bottom="0cm" style:writing-mode="lr"/>
      <style:text-properties fo:color="#000000" fo:font-size="11pt" fo:language="fr" fo:country="FR" fo:font-weight="normal"/>
    </style:style>
    <style:style style:family="paragraph" style:name="P11" style:display-name="P11" style:list-style-name="L1">
      <style:paragraph-properties fo:text-align="left" fo:text-indent="0.000000cm" fo:line-height="115%" fo:widows="2" fo:orphans="2" fo:margin-left="0.748000cm" fo:margin-right="0cm" fo:margin-top="0cm" fo:margin-bottom="0cm" style:writing-mode="lr"/>
      <style:text-properties fo:color="#000000" style:font-name="Arial" fo:font-size="11pt" fo:language="en" fo:country="US" fo:font-weight="normal"/>
    </style:style>
    <style:style style:family="paragraph" style:name="P1" style:display-name="P1" style:parent-style-name="Titre-principal">
      <style:paragraph-properties fo:text-align="center" fo:text-indent="0cm" fo:line-height="115%" fo:margin-left="0cm" fo:margin-right="0cm" fo:break-before="page" style:writing-mode="lr"/>
      <style:text-properties fo:language="fr" fo:country="FR"/>
    </style:style>
    <style:style style:family="paragraph" style:name="P2" style:display-name="P2" style:parent-style-name="Titre-principal">
      <style:paragraph-properties fo:text-align="center" fo:text-indent="0cm" fo:line-height="115%" fo:margin-left="0cm" fo:margin-right="0cm" style:writing-mode="lr"/>
      <style:text-properties fo:language="fr" fo:country="FR"/>
    </style:style>
    <style:style style:family="paragraph" style:name="P30" style:display-name="P30" style:parent-style-name="Standard">
      <style:paragraph-properties fo:break-before="column"/>
      <style:text-properties fo:language="fr" fo:country="FR" fo:font-weight="bold"/>
    </style:style>
    <style:style style:family="paragraph" style:name="P4" style:display-name="P4" style:parent-style-name="Standard">
      <style:paragraph-properties fo:text-align="left" fo:line-height="115%" style:writing-mode="lr" fo:border-bottom="1.5pt solid #808080" fo:padding-bottom="0cm" fo:padding-left="0cm" fo:padding-right="0cm" fo:padding-top="0cm"/>
      <style:text-properties fo:language="fr" fo:country="FR"/>
    </style:style>
    <style:style style:family="paragraph" style:name="P5" style:display-name="P5" style:parent-style-name="Standard">
      <style:paragraph-properties fo:text-align="left" fo:line-height="115%" style:writing-mode="lr"/>
      <style:text-properties fo:language="fr" fo:country="FR"/>
    </style:style>
    <style:style style:family="paragraph" style:name="P6" style:display-name="P6" style:parent-style-name="Standard">
      <style:paragraph-properties fo:text-align="left" fo:text-indent="0cm" fo:line-height="100%" fo:widows="2" fo:orphans="2" fo:margin-left="0cm" fo:margin-right="0cm" fo:margin-top="0cm" fo:margin-bottom="0cm" fo:break-before="page" style:writing-mode="lr"/>
      <style:text-properties fo:color="#000000" fo:font-size="11pt" fo:language="fr" fo:country="FR" fo:font-weight="normal"/>
    </style:style>
    <style:style style:family="paragraph" style:name="P7" style:display-name="P7" style:parent-style-name="Standard">
      <style:paragraph-properties fo:text-align="left" fo:text-indent="0cm" fo:line-height="100%" fo:widows="2" fo:orphans="2" fo:margin-left="0cm" fo:margin-right="0cm" fo:margin-top="0cm" fo:margin-bottom="0cm" style:writing-mode="lr"/>
    </style:style>
    <style:style style:family="paragraph" style:name="P10" style:display-name="P10" style:parent-style-name="Standard"/>
    <style:style style:family="paragraph" style:name="P9" style:display-name="P9" style:parent-style-name="Standard">
      <style:paragraph-properties fo:text-align="left" fo:text-indent="0cm" fo:line-height="115%" fo:margin-left="0cm" fo:margin-right="0cm" style:writing-mode="lr"/>
      <style:text-properties fo:language="fr" fo:country="FR"/>
    </style:style>
    <style:style style:family="paragraph" style:name="P12" style:display-name="P12" style:parent-style-name="Standard">
      <style:paragraph-properties fo:text-align="left" fo:line-height="115%" style:writing-mode="lr"/>
      <style:text-properties fo:font-size="11pt" fo:language="fr" fo:country="FR"/>
    </style:style>
    <style:style style:family="paragraph" style:name="P13" style:display-name="P13">
      <style:paragraph-properties fo:break-before="page"/>
    </style:style>
    <style:style style:family="paragraph" style:name="P14" style:display-name="P14" style:parent-style-name="Standard">
      <style:paragraph-properties fo:text-align="left" fo:text-indent="0cm" fo:line-height="115%" fo:widows="2" fo:orphans="2" fo:margin-left="0cm" fo:margin-right="0cm" fo:margin-top="0cm" fo:margin-bottom="0cm" fo:break-before="page" style:writing-mode="lr"/>
      <style:text-properties fo:color="#000000" style:font-name="Arial" fo:font-size="11pt" fo:language="fr" fo:country="FR" fo:font-weight="normal"/>
    </style:style>
    <style:style style:family="paragraph" style:name="P15" style:display-name="P15" style:parent-style-name="Standard">
      <style:paragraph-properties fo:text-align="left" fo:text-indent="0cm" fo:line-height="115%" fo:widows="2" fo:orphans="2" fo:margin-left="0.635cm" fo:margin-right="0cm" fo:margin-top="0cm" fo:margin-bottom="0cm" style:writing-mode="lr"/>
    </style:style>
    <style:style style:family="paragraph" style:name="P16" style:display-name="P16" style:parent-style-name="Standard">
      <style:paragraph-properties fo:text-align="left" fo:text-indent="0cm" fo:line-height="115%" fo:widows="2" fo:orphans="2" fo:margin-left="1.27cm" fo:margin-right="0cm" fo:margin-top="0cm" fo:margin-bottom="0cm" style:writing-mode="lr"/>
    </style:style>
    <style:style style:family="paragraph" style:name="P17" style:display-name="P17" style:parent-style-name="Standard">
      <style:paragraph-properties fo:text-align="left" fo:text-indent="0cm" fo:line-height="100%" fo:widows="2" fo:orphans="2" fo:margin-left="0cm" fo:margin-right="0cm" fo:margin-top="0cm" fo:margin-bottom="0cm" style:writing-mode="lr"/>
      <style:text-properties fo:color="#000000" style:font-name="Arial" fo:font-size="11pt" fo:language="fr" fo:country="FR" fo:font-weight="normal"/>
    </style:style>
    <style:style style:family="paragraph" style:name="P18" style:display-name="P18"/>
    <style:style style:family="paragraph" style:name="P19" style:display-name="P19" style:parent-style-name="Standard">
      <style:paragraph-properties fo:text-align="center" fo:line-height="115%" fo:margin-top="0cm" fo:margin-bottom="0cm" style:writing-mode="lr"/>
      <style:text-properties fo:language="fr" fo:country="FR"/>
    </style:style>
    <style:style style:family="section" style:name="Sect1" style:display-name="Sect1"/>
    <style:style style:family="table" style:name="Table7" style:display-name="Table7">
      <style:table-properties style:width="15.920000cm" table:align="margins" fo:margin-left="-0.002cm"/>
    </style:style>
    <style:style style:family="table" style:name="Table8" style:display-name="Table8">
      <style:table-properties style:width="15.875000cm" table:align="margins" fo:margin-left="-0.002cm"/>
    </style:style>
    <style:style style:family="table" style:name="Table9" style:display-name="Table9">
      <style:table-properties style:width="15.928000cm" table:align="margins" fo:margin-left="-0.002cm"/>
    </style:style>
    <style:style style:family="table" style:name="Table10" style:display-name="Table10">
      <style:table-properties style:width="15.924000cm" table:align="margins" fo:margin-left="-0.002cm"/>
    </style:style>
    <style:style style:family="table" style:name="Table11" style:display-name="Table11">
      <style:table-properties style:width="15.875000cm" table:align="margins" fo:margin-left="-0.002cm"/>
    </style:style>
    <style:style style:family="table" style:name="Table12" style:display-name="Table12">
      <style:table-properties style:width="15.928000cm" table:align="margins" fo:margin-left="-0.002cm"/>
    </style:style>
    <style:style style:family="table" style:name="Table13" style:display-name="Table13">
      <style:table-properties style:width="15.924000cm" table:align="margins" fo:margin-left="-0.002cm"/>
    </style:style>
    <style:style style:family="table" style:name="Table1" style:display-name="Table1">
      <style:table-properties style:width="15.875000cm" table:align="margins" fo:margin-left="-0.002cm"/>
    </style:style>
    <style:style style:family="table" style:name="Table2" style:display-name="Table2">
      <style:table-properties style:width="15.875000cm" table:align="margins" fo:margin-left="-0.002cm"/>
    </style:style>
    <style:style style:family="table" style:name="Table3" style:display-name="Table3">
      <style:table-properties style:width="15.921000cm" table:align="margins" fo:margin-left="-0.002cm"/>
    </style:style>
    <style:style style:family="table" style:name="Table4" style:display-name="Table4">
      <style:table-properties style:width="15.875000cm" table:align="margins" fo:margin-left="-0.002cm"/>
    </style:style>
    <style:style style:family="table" style:name="Table5" style:display-name="Table5">
      <style:table-properties style:width="15.922000cm" table:align="margins" fo:margin-left="-0.002cm"/>
    </style:style>
    <style:style style:family="table" style:name="Table6" style:display-name="Table6">
      <style:table-properties style:width="15.924000cm" table:align="margins" fo:margin-left="-0.002cm"/>
    </style:style>
    <style:style style:family="table-column" style:name="Table11-col1" style:display-name="Table11.col1">
      <style:table-column-properties style:column-width="3.281cm"/>
    </style:style>
    <style:style style:family="table-column" style:name="Table11-col2" style:display-name="Table11.col2">
      <style:table-column-properties style:column-width="12.594cm"/>
    </style:style>
    <style:style style:family="table-column" style:name="Table1-col1" style:display-name="Table1.col1">
      <style:table-column-properties style:column-width="1.93cm"/>
    </style:style>
    <style:style style:family="table-column" style:name="Table1-col2" style:display-name="Table1.col2">
      <style:table-column-properties style:column-width="13.945cm"/>
    </style:style>
    <style:style style:family="table-column" style:name="Table5-col1" style:display-name="Table5.col1">
      <style:table-column-properties style:column-width="1.535cm"/>
    </style:style>
    <style:style style:family="table-column" style:name="Table5-col2" style:display-name="Table5.col2">
      <style:table-column-properties style:column-width="2.858cm"/>
    </style:style>
    <style:style style:family="table-column" style:name="Table5-col3" style:display-name="Table5.col3">
      <style:table-column-properties style:column-width="11.529cm"/>
    </style:style>
    <style:style style:family="table-column" style:name="Table9-col1" style:display-name="Table9.col1">
      <style:table-column-properties style:column-width="2.699cm"/>
    </style:style>
    <style:style style:family="table-column" style:name="Table9-col2" style:display-name="Table9.col2">
      <style:table-column-properties style:column-width="2.302cm"/>
    </style:style>
    <style:style style:family="table-column" style:name="Table9-col3" style:display-name="Table9.col3">
      <style:table-column-properties style:column-width="10.927cm"/>
    </style:style>
    <style:style style:family="table-column" style:name="Table10-col1" style:display-name="Table10.col1">
      <style:table-column-properties style:column-width="5.308cm"/>
    </style:style>
    <style:style style:family="table-column" style:name="Table10-col2" style:display-name="Table10.col2">
      <style:table-column-properties style:column-width="5.308cm"/>
    </style:style>
    <style:style style:family="table-column" style:name="Table10-col3" style:display-name="Table10.col3">
      <style:table-column-properties style:column-width="5.308cm"/>
    </style:style>
    <style:style style:family="table-column" style:name="Table4-col1" style:display-name="Table4.col1">
      <style:table-column-properties style:column-width="3.281cm"/>
    </style:style>
    <style:style style:family="table-column" style:name="Table4-col2" style:display-name="Table4.col2">
      <style:table-column-properties style:column-width="12.594cm"/>
    </style:style>
    <style:style style:family="table-column" style:name="Table8-col1" style:display-name="Table8.col1">
      <style:table-column-properties style:column-width="3.413cm"/>
    </style:style>
    <style:style style:family="table-column" style:name="Table8-col2" style:display-name="Table8.col2">
      <style:table-column-properties style:column-width="12.462cm"/>
    </style:style>
    <style:style style:family="table-column" style:name="Table13-col1" style:display-name="Table13.col1">
      <style:table-column-properties style:column-width="5.308cm"/>
    </style:style>
    <style:style style:family="table-column" style:name="Table13-col2" style:display-name="Table13.col2">
      <style:table-column-properties style:column-width="5.308cm"/>
    </style:style>
    <style:style style:family="table-column" style:name="Table13-col3" style:display-name="Table13.col3">
      <style:table-column-properties style:column-width="5.308cm"/>
    </style:style>
    <style:style style:family="table-column" style:name="Table3-col1" style:display-name="Table3.col1">
      <style:table-column-properties style:column-width="15.921cm"/>
    </style:style>
    <style:style style:family="table-column" style:name="Table7-col1" style:display-name="Table7.col1">
      <style:table-column-properties style:column-width="3.979cm"/>
    </style:style>
    <style:style style:family="table-column" style:name="Table7-col2" style:display-name="Table7.col2">
      <style:table-column-properties style:column-width="3.981cm"/>
    </style:style>
    <style:style style:family="table-column" style:name="Table7-col3" style:display-name="Table7.col3">
      <style:table-column-properties style:column-width="3.979cm"/>
    </style:style>
    <style:style style:family="table-column" style:name="Table7-col4" style:display-name="Table7.col4">
      <style:table-column-properties style:column-width="3.981cm"/>
    </style:style>
    <style:style style:family="table-column" style:name="Table12-col1" style:display-name="Table12.col1">
      <style:table-column-properties style:column-width="2.699cm"/>
    </style:style>
    <style:style style:family="table-column" style:name="Table12-col2" style:display-name="Table12.col2">
      <style:table-column-properties style:column-width="2.302cm"/>
    </style:style>
    <style:style style:family="table-column" style:name="Table12-col3" style:display-name="Table12.col3">
      <style:table-column-properties style:column-width="10.927cm"/>
    </style:style>
    <style:style style:family="table-column" style:name="Table2-col1" style:display-name="Table2.col1">
      <style:table-column-properties style:column-width="3.519cm"/>
    </style:style>
    <style:style style:family="table-column" style:name="Table2-col2" style:display-name="Table2.col2">
      <style:table-column-properties style:column-width="12.356cm"/>
    </style:style>
    <style:style style:family="table-column" style:name="Table6-col1" style:display-name="Table6.col1">
      <style:table-column-properties style:column-width="5.308cm"/>
    </style:style>
    <style:style style:family="table-column" style:name="Table6-col2" style:display-name="Table6.col2">
      <style:table-column-properties style:column-width="5.308cm"/>
    </style:style>
    <style:style style:family="table-column" style:name="Table6-col3" style:display-name="Table6.col3">
      <style:table-column-properties style:column-width="5.308cm"/>
    </style:style>
    <style:style style:family="table-cell" style:name="Table2-col1-row1" style:display-name="Table2_col1_row1">
      <style:table-cell-properties style:vertical-align="top" fo:border-left="0.72pt solid #ffffff" fo:border-right="0.72pt solid #ffffff" fo:border-top="0.72pt solid #ffffff" fo:border-bottom="0.72pt solid #ffffff" fo:background-color="#efefef"/>
    </style:style>
    <style:style style:family="table-cell" style:name="Table7-col4-row1" style:display-name="Table7_col4_row1">
      <style:table-cell-properties style:vertical-align="top" fo:border-left="0.25pt solid #000001" fo:border-right="0.25pt solid #000001" fo:border-top="0.25pt solid #000001" fo:border-bottom="0.25pt solid #000001" fo:background-color="#ffffff"/>
    </style:style>
    <style:style style:family="table-cell" style:name="Table8-col1-row1" style:display-name="Table8_col1_row1">
      <style:table-cell-properties style:vertical-align="top" fo:border-left="0.72pt solid #ffffff" fo:border-right="0.72pt solid #ffffff" fo:border-top="0.72pt solid #ffffff" fo:border-bottom="0.72pt solid #ffffff" fo:background-color="#efefef"/>
    </style:style>
    <style:style style:family="table-cell" style:name="Table8-col1-row2" style:display-name="Table8_col1_row2">
      <style:table-cell-properties style:vertical-align="top" fo:border-left="0.72pt solid #ffffff" fo:border-right="0.72pt solid #ffffff" fo:border-top="0.72pt solid #ffffff" fo:border-bottom="0.72pt solid #ffffff" fo:background-color="#efefef"/>
    </style:style>
    <style:style style:family="table-cell" style:name="Table8-col1-row3" style:display-name="Table8_col1_row3">
      <style:table-cell-properties style:vertical-align="top" fo:border-left="0.72pt solid #ffffff" fo:border-right="0.72pt solid #ffffff" fo:border-top="0.72pt solid #ffffff" fo:border-bottom="0.72pt solid #ffffff" fo:background-color="#efefef"/>
    </style:style>
    <style:style style:family="table-cell" style:name="Table8-col2-row1" style:display-name="Table8_col2_row1">
      <style:table-cell-properties style:vertical-align="top" fo:border-left="0.72pt solid #ffffff" fo:border-right="0.72pt solid #ffffff" fo:border-top="0.72pt solid #ffffff" fo:border-bottom="0.72pt solid #ffffff" fo:background-color="#efefef"/>
    </style:style>
    <style:style style:family="table-cell" style:name="Table8-col2-row2" style:display-name="Table8_col2_row2">
      <style:table-cell-properties style:vertical-align="middle" fo:border-left="0.72pt solid #ffffff" fo:border-right="0.72pt solid #ffffff" fo:border-top="0.72pt solid #ffffff" fo:border-bottom="0.72pt solid #ffffff" fo:background-color="#efefef"/>
    </style:style>
    <style:style style:family="table-cell" style:name="Table8-col2-row3" style:display-name="Table8_col2_row3">
      <style:table-cell-properties style:vertical-align="middle" fo:border-left="0.72pt solid #ffffff" fo:border-right="0.72pt solid #ffffff" fo:border-top="0.72pt solid #ffffff" fo:border-bottom="0.72pt solid #ffffff" fo:background-color="#efefef"/>
    </style:style>
    <style:style style:family="table-cell" style:name="Table12-col3-row1" style:display-name="Table12_col3_row1">
      <style:table-cell-properties style:vertical-align="top" fo:border-left="0.72pt solid #ffffff" fo:border-right="0.72pt solid #ffffff" fo:border-top="0.72pt solid #ffffff" fo:border-bottom="0.72pt solid #ffffff" fo:background-color="#efefef"/>
    </style:style>
    <style:style style:family="table-cell" style:name="Table12-col1-row1" style:display-name="Table12_col1_row1">
      <style:table-cell-properties style:vertical-align="top" fo:border-left="0.72pt solid #ffffff" fo:border-right="0.72pt solid #ffffff" fo:border-top="0.72pt solid #ffffff" fo:border-bottom="0.72pt solid #ffffff" fo:background-color="#efefef"/>
    </style:style>
    <style:style style:family="table-cell" style:name="Table12-col1-row2" style:display-name="Table12_col1_row2">
      <style:table-cell-properties style:vertical-align="top" fo:border-left="0.72pt solid #ffffff" fo:border-right="0.72pt solid #ffffff" fo:border-top="0.72pt solid #ffffff" fo:border-bottom="0.72pt solid #ffffff" fo:background-color="#efefef"/>
    </style:style>
    <style:style style:family="table-cell" style:name="Table11-col1-row1" style:display-name="Table11_col1_row1">
      <style:table-cell-properties style:vertical-align="top" fo:border-left="0.72pt solid #ffffff" fo:border-right="0.72pt solid #ffffff" fo:border-top="0.72pt solid #ffffff" fo:border-bottom="0.72pt solid #ffffff" fo:background-color="#efefef"/>
    </style:style>
    <style:style style:family="table-cell" style:name="Table11-col1-row2" style:display-name="Table11_col1_row2">
      <style:table-cell-properties style:vertical-align="top" fo:border-left="0.72pt solid #ffffff" fo:border-right="0.72pt solid #ffffff" fo:border-top="0.72pt solid #ffffff" fo:border-bottom="0.72pt solid #ffffff" fo:background-color="#efefef"/>
    </style:style>
    <style:style style:family="table-cell" style:name="Table4-col2-row3" style:display-name="Table4_col2_row3">
      <style:table-cell-properties style:vertical-align="middle" fo:border-left="0.72pt solid #ffffff" fo:border-right="0.72pt solid #ffffff" fo:border-top="0.72pt solid #ffffff" fo:border-bottom="0.72pt solid #ffffff" fo:background-color="#efefef"/>
    </style:style>
    <style:style style:family="table-cell" style:name="Table7-col1-row1" style:display-name="Table7_col1_row1">
      <style:table-cell-properties style:vertical-align="top" fo:border-left="0.25pt solid #000001" fo:border-right="0.72pt solid #000000" fo:border-top="0.25pt solid #000001" fo:border-bottom="0.25pt solid #000001" fo:background-color="#ffffff"/>
    </style:style>
    <style:style style:family="table-cell" style:name="Table7-col1-row2" style:display-name="Table7_col1_row2">
      <style:table-cell-properties style:vertical-align="top" fo:border-left="0.25pt solid #000001" fo:border-right="0.72pt solid #000000" fo:border-top="0.25pt solid #000001" fo:border-bottom="0.25pt solid #000001" fo:background-color="#ffffff"/>
    </style:style>
    <style:style style:family="table-cell" style:name="Table7-col1-row3" style:display-name="Table7_col1_row3">
      <style:table-cell-properties style:vertical-align="top" fo:border-left="0.25pt solid #000001" fo:border-right="0.72pt solid #000000" fo:border-top="0.25pt solid #000001" fo:border-bottom="0.25pt solid #000001" fo:background-color="#ffffff"/>
    </style:style>
    <style:style style:family="table-cell" style:name="Table7-col1-row4" style:display-name="Table7_col1_row4">
      <style:table-cell-properties style:vertical-align="top" fo:border-left="0.25pt solid #000001" fo:border-right="0.72pt solid #000000" fo:border-top="0.25pt solid #000001" fo:border-bottom="0.25pt solid #000001" fo:background-color="#ffffff"/>
    </style:style>
    <style:style style:family="table-cell" style:name="Table7-col2-row1" style:display-name="Table7_col2_row1">
      <style:table-cell-properties style:vertical-align="top" fo:border-left="0.25pt solid #000001" fo:border-right="0.72pt solid #000000" fo:border-top="0.25pt solid #000001" fo:border-bottom="0.25pt solid #000001" fo:background-color="#ffffff"/>
    </style:style>
    <style:style style:family="table-cell" style:name="Table7-col2-row2" style:display-name="Table7_col2_row2">
      <style:table-cell-properties style:vertical-align="top" fo:border-left="0.25pt solid #000001" fo:border-right="0.72pt solid #000000" fo:border-top="0.25pt solid #000001" fo:border-bottom="0.25pt solid #000001" fo:background-color="#ffffff"/>
    </style:style>
    <style:style style:family="table-cell" style:name="Table7-col2-row3" style:display-name="Table7_col2_row3">
      <style:table-cell-properties style:vertical-align="top" fo:border-left="0.25pt solid #000001" fo:border-right="0.72pt solid #000000" fo:border-top="0.25pt solid #000001" fo:border-bottom="0.25pt solid #000001" fo:background-color="#ffffff"/>
    </style:style>
    <style:style style:family="table-cell" style:name="Table7-col2-row4" style:display-name="Table7_col2_row4">
      <style:table-cell-properties style:vertical-align="top" fo:border-left="0.25pt solid #000001" fo:border-right="0.72pt solid #000000" fo:border-top="0.25pt solid #000001" fo:border-bottom="0.25pt solid #000001" fo:background-color="#ffffff"/>
    </style:style>
    <style:style style:family="table-cell" style:name="Table7-col3-row1" style:display-name="Table7_col3_row1">
      <style:table-cell-properties style:vertical-align="top" fo:border-left="0.25pt solid #000001" fo:border-right="0.72pt solid #000000" fo:border-top="0.25pt solid #000001" fo:border-bottom="0.25pt solid #000001" fo:background-color="#ffffff"/>
    </style:style>
    <style:style style:family="table-cell" style:name="Table7-col3-row2" style:display-name="Table7_col3_row2">
      <style:table-cell-properties style:vertical-align="top" fo:border-left="0.25pt solid #000001" fo:border-right="0.72pt solid #000000" fo:border-top="0.25pt solid #000001" fo:border-bottom="0.25pt solid #000001" fo:background-color="#ffffff"/>
    </style:style>
    <style:style style:family="table-cell" style:name="Table7-col3-row3" style:display-name="Table7_col3_row3">
      <style:table-cell-properties style:vertical-align="top" fo:border-left="0.25pt solid #000001" fo:border-right="0.72pt solid #000000" fo:border-top="0.25pt solid #000001" fo:border-bottom="0.25pt solid #000001" fo:background-color="#ffffff"/>
    </style:style>
    <style:style style:family="table-cell" style:name="Table7-col3-row4" style:display-name="Table7_col3_row4">
      <style:table-cell-properties style:vertical-align="top" fo:border-left="0.25pt solid #000001" fo:border-right="0.72pt solid #000000" fo:border-top="0.25pt solid #000001" fo:border-bottom="0.25pt solid #000001" fo:background-color="#ffffff"/>
    </style:style>
    <style:style style:family="table-cell" style:name="Table7-col3-row5" style:display-name="Table7_col3_row5">
      <style:table-cell-properties style:vertical-align="top" fo:border-left="0.25pt solid #000001" fo:border-right="0.72pt solid #000000" fo:border-top="0.25pt solid #000001" fo:border-bottom="0.25pt solid #000001" fo:background-color="#ffffff"/>
    </style:style>
    <style:style style:family="table-cell" style:name="Table7-col3-row6" style:display-name="Table7_col3_row6">
      <style:table-cell-properties style:vertical-align="top" fo:border-left="0.25pt solid #000001" fo:border-right="0.72pt solid #000000" fo:border-top="0.25pt solid #000001" fo:border-bottom="0.25pt solid #000001" fo:background-color="#ffffff"/>
    </style:style>
    <style:style style:family="table-cell" style:name="Table7-col4-row3" style:display-name="Table7_col4_row3">
      <style:table-cell-properties style:vertical-align="top" fo:border-left="0.25pt solid #000001" fo:border-right="0.25pt solid #000001" fo:border-top="0.25pt solid #000001" fo:border-bottom="0.25pt solid #000001" fo:background-color="#ffffff"/>
    </style:style>
    <style:style style:family="table-cell" style:name="Table7-col4-row4" style:display-name="Table7_col4_row4">
      <style:table-cell-properties style:vertical-align="top" fo:border-left="0.25pt solid #000001" fo:border-right="0.25pt solid #000001" fo:border-top="0.25pt solid #000001" fo:border-bottom="0.25pt solid #000001" fo:background-color="#ffffff"/>
    </style:style>
    <style:style style:family="table-cell" style:name="Table7-col4-row5" style:display-name="Table7_col4_row5">
      <style:table-cell-properties style:vertical-align="top" fo:border-left="0.25pt solid #000001" fo:border-right="0.25pt solid #000001" fo:border-top="0.25pt solid #000001" fo:border-bottom="0.25pt solid #000001" fo:background-color="#ffffff"/>
    </style:style>
    <style:style style:family="table-cell" style:name="Table7-col4-row6" style:display-name="Table7_col4_row6">
      <style:table-cell-properties style:vertical-align="top" fo:border-left="0.25pt solid #000001" fo:border-right="0.25pt solid #000001" fo:border-top="0.25pt solid #000001" fo:border-bottom="0.25pt solid #000001" fo:background-color="#ffffff"/>
    </style:style>
    <style:style style:family="table-cell" style:name="Table7-col4-row7" style:display-name="Table7_col4_row7">
      <style:table-cell-properties style:vertical-align="top" fo:border-left="0.25pt solid #000001" fo:border-right="0.25pt solid #000001" fo:border-top="0.25pt solid #000001" fo:border-bottom="0.25pt solid #000001" fo:background-color="#ffffff"/>
    </style:style>
    <style:style style:family="table-cell" style:name="Table6-col2-row1" style:display-name="Table6_col2_row1">
      <style:table-cell-properties style:vertical-align="top" fo:border-left="0.72pt solid #ffffff" fo:border-right="0.72pt solid #ffffff" fo:border-top="0.72pt solid #ffffff" fo:border-bottom="0.72pt solid #ffffff" fo:background-color="#efefef"/>
    </style:style>
    <style:style style:family="table-cell" style:name="Table10-col2-row1" style:display-name="Table10_col2_row1">
      <style:table-cell-properties style:vertical-align="top" fo:border-left="0.72pt solid #ffffff" fo:border-right="0.72pt solid #ffffff" fo:border-top="0.72pt solid #ffffff" fo:border-bottom="0.72pt solid #ffffff" fo:background-color="#efefef"/>
    </style:style>
    <style:style style:family="table-cell" style:name="Table7-col4-row2" style:display-name="Table7_col4_row2">
      <style:table-cell-properties style:vertical-align="top" fo:border-left="0.25pt solid #000001" fo:border-right="0.25pt solid #000001" fo:border-top="0.25pt solid #000001" fo:border-bottom="0.25pt solid #000001" fo:background-color="#ffffff"/>
    </style:style>
    <style:style style:family="table-cell" style:name="Table6-col3-row1" style:display-name="Table6_col3_row1">
      <style:table-cell-properties style:vertical-align="top" fo:border-left="0.72pt solid #ffffff" fo:border-right="0.72pt solid #ffffff" fo:border-top="0.72pt solid #ffffff" fo:border-bottom="0.72pt solid #ffffff" fo:background-color="#efefef"/>
    </style:style>
    <style:style style:family="table-cell" style:name="Table10-col3-row1" style:display-name="Table10_col3_row1">
      <style:table-cell-properties style:vertical-align="top" fo:border-left="0.72pt solid #ffffff" fo:border-right="0.72pt solid #ffffff" fo:border-top="0.72pt solid #ffffff" fo:border-bottom="0.72pt solid #ffffff" fo:background-color="#efefef"/>
    </style:style>
    <style:style style:family="table-cell" style:name="Table11-col1-row3" style:display-name="Table11_col1_row3">
      <style:table-cell-properties style:vertical-align="top" fo:border-left="0.72pt solid #ffffff" fo:border-right="0.72pt solid #ffffff" fo:border-top="0.72pt solid #ffffff" fo:border-bottom="0.72pt solid #ffffff" fo:background-color="#efefef"/>
    </style:style>
    <style:style style:family="table-cell" style:name="Table12-col3-row2" style:display-name="Table12_col3_row2">
      <style:table-cell-properties style:vertical-align="middle" fo:border-left="0.72pt solid #ffffff" fo:border-right="0.72pt solid #ffffff" fo:border-top="0.72pt solid #ffffff" fo:border-bottom="0.72pt solid #ffffff" fo:background-color="#efefef"/>
    </style:style>
    <style:style style:family="table-cell" style:name="Table11-col2-row1" style:display-name="Table11_col2_row1">
      <style:table-cell-properties style:vertical-align="top" fo:border-left="0.72pt solid #ffffff" fo:border-right="0.72pt solid #ffffff" fo:border-top="0.72pt solid #ffffff" fo:border-bottom="0.72pt solid #ffffff" fo:background-color="#efefef"/>
    </style:style>
    <style:style style:family="table-cell" style:name="Table11-col2-row2" style:display-name="Table11_col2_row2">
      <style:table-cell-properties style:vertical-align="middle" fo:border-left="0.72pt solid #ffffff" fo:border-right="0.72pt solid #ffffff" fo:border-top="0.72pt solid #ffffff" fo:border-bottom="0.72pt solid #ffffff" fo:background-color="#efefef"/>
    </style:style>
    <style:style style:family="table-cell" style:name="Table11-col2-row3" style:display-name="Table11_col2_row3">
      <style:table-cell-properties style:vertical-align="middle" fo:border-left="0.72pt solid #ffffff" fo:border-right="0.72pt solid #ffffff" fo:border-top="0.72pt solid #ffffff" fo:border-bottom="0.72pt solid #ffffff" fo:background-color="#efefef"/>
    </style:style>
    <style:style style:family="table-cell" style:name="Table5-col1-row1" style:display-name="Table5_col1_row1">
      <style:table-cell-properties style:vertical-align="top" fo:border-left="0.72pt solid #ffffff" fo:border-right="0.72pt solid #ffffff" fo:border-top="0.72pt solid #ffffff" fo:border-bottom="0.72pt solid #ffffff" fo:background-color="#efefef"/>
    </style:style>
    <style:style style:family="table-cell" style:name="Table7-col1-row5" style:display-name="Table7_col1_row5">
      <style:table-cell-properties style:vertical-align="top" fo:border-left="0.25pt solid #000001" fo:border-right="0.72pt solid #000000" fo:border-top="0.25pt solid #000001" fo:border-bottom="0.25pt solid #000001" fo:background-color="#ffffff"/>
    </style:style>
    <style:style style:family="table-cell" style:name="Table7-col1-row6" style:display-name="Table7_col1_row6">
      <style:table-cell-properties style:vertical-align="top" fo:border-left="0.25pt solid #000001" fo:border-right="0.72pt solid #000000" fo:border-top="0.25pt solid #000001" fo:border-bottom="0.25pt solid #000001" fo:background-color="#ffffff"/>
    </style:style>
    <style:style style:family="table-cell" style:name="Table5-col2-row1" style:display-name="Table5_col2_row1">
      <style:table-cell-properties style:vertical-align="top" fo:border-left="0.72pt solid #ffffff" fo:border-right="0.72pt solid #ffffff" fo:border-top="0.72pt solid #ffffff" fo:border-bottom="0.72pt solid #ffffff" fo:background-color="#efefef"/>
    </style:style>
    <style:style style:family="table-cell" style:name="Table7-col1-row7" style:display-name="Table7_col1_row7">
      <style:table-cell-properties style:vertical-align="top" fo:border-left="0.25pt solid #000001" fo:border-right="0.72pt solid #000000" fo:border-top="0.25pt solid #000001" fo:border-bottom="0.25pt solid #000001" fo:background-color="#ffffff"/>
    </style:style>
    <style:style style:family="table-cell" style:name="Table7-col1-row8" style:display-name="Table7_col1_row8">
      <style:table-cell-properties style:vertical-align="top" fo:border-left="0.25pt solid #000001" fo:border-right="0.72pt solid #000000" fo:border-top="0.25pt solid #000001" fo:border-bottom="0.25pt solid #000001" fo:background-color="#ffffff"/>
    </style:style>
    <style:style style:family="table-cell" style:name="Table5-col3-row1" style:display-name="Table5_col3_row1">
      <style:table-cell-properties style:vertical-align="top" fo:border-left="0.72pt solid #ffffff" fo:border-right="0.72pt solid #ffffff" fo:border-top="0.72pt solid #ffffff" fo:border-bottom="0.72pt solid #ffffff" fo:background-color="#efefef"/>
    </style:style>
    <style:style style:family="table-cell" style:name="Table7-col2-row5" style:display-name="Table7_col2_row5">
      <style:table-cell-properties style:vertical-align="top" fo:border-left="0.25pt solid #000001" fo:border-right="0.72pt solid #000000" fo:border-top="0.25pt solid #000001" fo:border-bottom="0.25pt solid #000001" fo:background-color="#ffffff"/>
    </style:style>
    <style:style style:family="table-cell" style:name="Table7-col2-row6" style:display-name="Table7_col2_row6">
      <style:table-cell-properties style:vertical-align="top" fo:border-left="0.25pt solid #000001" fo:border-right="0.72pt solid #000000" fo:border-top="0.25pt solid #000001" fo:border-bottom="0.25pt solid #000001" fo:background-color="#ffffff"/>
    </style:style>
    <style:style style:family="table-cell" style:name="Table7-col2-row7" style:display-name="Table7_col2_row7">
      <style:table-cell-properties style:vertical-align="top" fo:border-left="0.25pt solid #000001" fo:border-right="0.72pt solid #000000" fo:border-top="0.25pt solid #000001" fo:border-bottom="0.25pt solid #000001" fo:background-color="#ffffff"/>
    </style:style>
    <style:style style:family="table-cell" style:name="Table4-col1-row1" style:display-name="Table4_col1_row1">
      <style:table-cell-properties style:vertical-align="top" fo:border-left="0.72pt solid #ffffff" fo:border-right="0.72pt solid #ffffff" fo:border-top="0.72pt solid #ffffff" fo:border-bottom="0.72pt solid #ffffff" fo:background-color="#efefef"/>
    </style:style>
    <style:style style:family="table-cell" style:name="Table4-col1-row2" style:display-name="Table4_col1_row2">
      <style:table-cell-properties style:vertical-align="top" fo:border-left="0.72pt solid #ffffff" fo:border-right="0.72pt solid #ffffff" fo:border-top="0.72pt solid #ffffff" fo:border-bottom="0.72pt solid #ffffff" fo:background-color="#efefef"/>
    </style:style>
    <style:style style:family="table-cell" style:name="Table4-col1-row3" style:display-name="Table4_col1_row3">
      <style:table-cell-properties style:vertical-align="top" fo:border-left="0.72pt solid #ffffff" fo:border-right="0.72pt solid #ffffff" fo:border-top="0.72pt solid #ffffff" fo:border-bottom="0.72pt solid #ffffff" fo:background-color="#efefef"/>
    </style:style>
    <style:style style:family="table-cell" style:name="Table4-col2-row1" style:display-name="Table4_col2_row1">
      <style:table-cell-properties style:vertical-align="top" fo:border-left="0.72pt solid #ffffff" fo:border-right="0.72pt solid #ffffff" fo:border-top="0.72pt solid #ffffff" fo:border-bottom="0.72pt solid #ffffff" fo:background-color="#efefef"/>
    </style:style>
    <style:style style:family="table-cell" style:name="Table4-col2-row2" style:display-name="Table4_col2_row2">
      <style:table-cell-properties style:vertical-align="middle" fo:border-left="0.72pt solid #ffffff" fo:border-right="0.72pt solid #ffffff" fo:border-top="0.72pt solid #ffffff" fo:border-bottom="0.72pt solid #ffffff" fo:background-color="#efefef"/>
    </style:style>
    <style:style style:family="table-cell" style:name="Table7-col3-row7" style:display-name="Table7_col3_row7">
      <style:table-cell-properties style:vertical-align="top" fo:border-left="0.25pt solid #000001" fo:border-right="0.72pt solid #000000" fo:border-top="0.25pt solid #000001" fo:border-bottom="0.25pt solid #000001" fo:background-color="#ffffff"/>
    </style:style>
    <style:style style:family="table-cell" style:name="Table6-col1-row1" style:display-name="Table6_col1_row1">
      <style:table-cell-properties style:vertical-align="top" fo:border-left="0.72pt solid #ffffff" fo:border-right="0.72pt solid #ffffff" fo:border-top="0.72pt solid #ffffff" fo:border-bottom="0.72pt solid #ffffff" fo:background-color="#efefef"/>
    </style:style>
    <style:style style:family="table-cell" style:name="Table2-col1-row5" style:display-name="Table2_col1_row5">
      <style:table-cell-properties style:vertical-align="top" fo:border-left="0.72pt solid #ffffff" fo:border-right="0.72pt solid #ffffff" fo:border-top="0.72pt solid #ffffff" fo:border-bottom="0.72pt solid #ffffff" fo:background-color="#efefef"/>
    </style:style>
    <style:style style:family="table-cell" style:name="Table10-col1-row1" style:display-name="Table10_col1_row1">
      <style:table-cell-properties style:vertical-align="top" fo:border-left="0.72pt solid #ffffff" fo:border-right="0.72pt solid #ffffff" fo:border-top="0.72pt solid #ffffff" fo:border-bottom="0.72pt solid #ffffff" fo:background-color="#efefef"/>
    </style:style>
    <style:style style:family="table-cell" style:name="Table12-col2-row1" style:display-name="Table12_col2_row1">
      <style:table-cell-properties style:vertical-align="top" fo:border-left="0.72pt solid #ffffff" fo:border-right="0.72pt solid #ffffff" fo:border-top="0.72pt solid #ffffff" fo:border-bottom="0.72pt solid #ffffff" fo:background-color="#efefef"/>
    </style:style>
    <style:style style:family="table-cell" style:name="Table7-col4-row8" style:display-name="Table7_col4_row8">
      <style:table-cell-properties style:vertical-align="top" fo:border-left="0.25pt solid #000001" fo:border-right="0.25pt solid #000001" fo:border-top="0.25pt solid #000001" fo:border-bottom="0.25pt solid #000001" fo:background-color="#ffffff"/>
    </style:style>
    <style:style style:family="table-cell" style:name="Table3-col1-row1" style:display-name="Table3_col1_row1">
      <style:table-cell-properties style:vertical-align="top" fo:border-left="0.72pt solid #ffffff" fo:border-right="0.72pt solid #ffffff" fo:border-top="0.72pt solid #ffffff" fo:border-bottom="0.72pt solid #ffffff" fo:background-color="#efefef"/>
    </style:style>
    <style:style style:family="table-cell" style:name="Table12-col2-row2" style:display-name="Table12_col2_row2">
      <style:table-cell-properties style:vertical-align="top" fo:border-left="0.72pt solid #ffffff" fo:border-right="0.72pt solid #ffffff" fo:border-top="0.72pt solid #ffffff" fo:border-bottom="0.72pt solid #ffffff" fo:background-color="#efefef"/>
    </style:style>
    <style:style style:family="table-cell" style:name="Table9-col1-row1" style:display-name="Table9_col1_row1">
      <style:table-cell-properties style:vertical-align="top" fo:border-left="0.72pt solid #ffffff" fo:border-right="0.72pt solid #ffffff" fo:border-top="0.72pt solid #ffffff" fo:border-bottom="0.72pt solid #ffffff" fo:background-color="#efefef"/>
    </style:style>
    <style:style style:family="table-cell" style:name="Table7-col2-row8" style:display-name="Table7_col2_row8">
      <style:table-cell-properties style:vertical-align="top" fo:border-left="0.25pt solid #000001" fo:border-right="0.72pt solid #000000" fo:border-top="0.25pt solid #000001" fo:border-bottom="0.25pt solid #000001" fo:background-color="#ffffff"/>
    </style:style>
    <style:style style:family="table-cell" style:name="Table2-col1-row2" style:display-name="Table2_col1_row2">
      <style:table-cell-properties style:vertical-align="top" fo:border-left="0.72pt solid #ffffff" fo:border-right="0.72pt solid #ffffff" fo:border-top="0.72pt solid #ffffff" fo:border-bottom="0.72pt solid #ffffff" fo:background-color="#efefef"/>
    </style:style>
    <style:style style:family="table-cell" style:name="Table2-col1-row3" style:display-name="Table2_col1_row3">
      <style:table-cell-properties style:vertical-align="top" fo:border-left="0.72pt solid #ffffff" fo:border-right="0.72pt solid #ffffff" fo:border-top="0.72pt solid #ffffff" fo:border-bottom="0.72pt solid #ffffff" fo:background-color="#efefef"/>
    </style:style>
    <style:style style:family="table-cell" style:name="Table2-col1-row4" style:display-name="Table2_col1_row4">
      <style:table-cell-properties style:vertical-align="top" fo:border-left="0.72pt solid #ffffff" fo:border-right="0.72pt solid #ffffff" fo:border-top="0.72pt solid #ffffff" fo:border-bottom="0.72pt solid #ffffff" fo:background-color="#efefef"/>
    </style:style>
    <style:style style:family="table-cell" style:name="Table2-col2-row1" style:display-name="Table2_col2_row1">
      <style:table-cell-properties style:vertical-align="top" fo:border-left="0.72pt solid #ffffff" fo:border-right="0.72pt solid #ffffff" fo:border-top="0.72pt solid #ffffff" fo:border-bottom="0.72pt solid #ffffff" fo:background-color="#efefef"/>
    </style:style>
    <style:style style:family="table-cell" style:name="Table2-col2-row2" style:display-name="Table2_col2_row2">
      <style:table-cell-properties style:vertical-align="top" fo:border-left="0.72pt solid #ffffff" fo:border-right="0.72pt solid #ffffff" fo:border-top="0.72pt solid #ffffff" fo:border-bottom="0.72pt solid #ffffff" fo:background-color="#efefef"/>
    </style:style>
    <style:style style:family="table-cell" style:name="Table2-col2-row3" style:display-name="Table2_col2_row3">
      <style:table-cell-properties style:vertical-align="middle" fo:border-left="0.72pt solid #ffffff" fo:border-right="0.72pt solid #ffffff" fo:border-top="0.72pt solid #ffffff" fo:border-bottom="0.72pt solid #ffffff" fo:background-color="#efefef"/>
    </style:style>
    <style:style style:family="table-cell" style:name="Table2-col2-row4" style:display-name="Table2_col2_row4">
      <style:table-cell-properties style:vertical-align="middle" fo:border-left="0.72pt solid #ffffff" fo:border-right="0.72pt solid #ffffff" fo:border-top="0.72pt solid #ffffff" fo:border-bottom="0.72pt solid #ffffff" fo:background-color="#efefef"/>
    </style:style>
    <style:style style:family="table-cell" style:name="Table2-col2-row5" style:display-name="Table2_col2_row5">
      <style:table-cell-properties style:vertical-align="middle" fo:border-left="0.72pt solid #ffffff" fo:border-right="0.72pt solid #ffffff" fo:border-top="0.72pt solid #ffffff" fo:border-bottom="0.72pt solid #ffffff" fo:background-color="#efefef"/>
    </style:style>
    <style:style style:family="table-cell" style:name="Table5-col1-row2" style:display-name="Table5_col1_row2">
      <style:table-cell-properties style:vertical-align="top" fo:border-left="0.72pt solid #ffffff" fo:border-right="0.72pt solid #ffffff" fo:border-top="0.72pt solid #ffffff" fo:border-bottom="0.72pt solid #ffffff" fo:background-color="#efefef"/>
    </style:style>
    <style:style style:family="table-cell" style:name="Table7-col3-row8" style:display-name="Table7_col3_row8">
      <style:table-cell-properties style:vertical-align="top" fo:border-left="0.25pt solid #000001" fo:border-right="0.72pt solid #000000" fo:border-top="0.25pt solid #000001" fo:border-bottom="0.25pt solid #000001" fo:background-color="#ffffff"/>
    </style:style>
    <style:style style:family="table-cell" style:name="Table1-col1-row1" style:display-name="Table1_col1_row1">
      <style:table-cell-properties style:vertical-align="top" fo:border-left="0.72pt solid #ffffff" fo:border-right="0.72pt solid #ffffff" fo:border-top="0.72pt solid #ffffff" fo:border-bottom="0.72pt solid #ffffff" fo:background-color="#efefef"/>
    </style:style>
    <style:style style:family="table-cell" style:name="Table1-col1-row2" style:display-name="Table1_col1_row2">
      <style:table-cell-properties style:vertical-align="top" fo:border-left="0.72pt solid #ffffff" fo:border-right="0.72pt solid #ffffff" fo:border-top="0.72pt solid #ffffff" fo:border-bottom="0.72pt solid #ffffff" fo:background-color="#efefef"/>
    </style:style>
    <style:style style:family="table-cell" style:name="Table13-col1-row1" style:display-name="Table13_col1_row1">
      <style:table-cell-properties style:vertical-align="top" fo:border-left="0.72pt solid #ffffff" fo:border-right="0.72pt solid #ffffff" fo:border-top="0.72pt solid #ffffff" fo:border-bottom="0.72pt solid #ffffff" fo:background-color="#efefef"/>
    </style:style>
    <style:style style:family="table-cell" style:name="Table5-col2-row2" style:display-name="Table5_col2_row2">
      <style:table-cell-properties style:vertical-align="top" fo:border-left="0.72pt solid #ffffff" fo:border-right="0.72pt solid #ffffff" fo:border-top="0.72pt solid #ffffff" fo:border-bottom="0.72pt solid #ffffff" fo:background-color="#efefef"/>
    </style:style>
    <style:style style:family="table-cell" style:name="Table1-col2-row1" style:display-name="Table1_col2_row1">
      <style:table-cell-properties style:vertical-align="top" fo:border-left="0.72pt solid #ffffff" fo:border-right="0.72pt solid #ffffff" fo:border-top="0.72pt solid #ffffff" fo:border-bottom="0.72pt solid #ffffff" fo:background-color="#efefef"/>
    </style:style>
    <style:style style:family="table-cell" style:name="Table1-col2-row2" style:display-name="Table1_col2_row2">
      <style:table-cell-properties style:vertical-align="middle" fo:border-left="0.72pt solid #ffffff" fo:border-right="0.72pt solid #ffffff" fo:border-top="0.72pt solid #ffffff" fo:border-bottom="0.72pt solid #ffffff" fo:background-color="#efefef"/>
    </style:style>
    <style:style style:family="table-cell" style:name="Table13-col2-row1" style:display-name="Table13_col2_row1">
      <style:table-cell-properties style:vertical-align="top" fo:border-left="0.72pt solid #ffffff" fo:border-right="0.72pt solid #ffffff" fo:border-top="0.72pt solid #ffffff" fo:border-bottom="0.72pt solid #ffffff" fo:background-color="#efefef"/>
    </style:style>
    <style:style style:family="table-cell" style:name="Table5-col3-row2" style:display-name="Table5_col3_row2">
      <style:table-cell-properties style:vertical-align="middle" fo:border-left="0.72pt solid #ffffff" fo:border-right="0.72pt solid #ffffff" fo:border-top="0.72pt solid #ffffff" fo:border-bottom="0.72pt solid #ffffff" fo:background-color="#efefef"/>
    </style:style>
    <style:style style:family="table-cell" style:name="Table9-col1-row2" style:display-name="Table9_col1_row2">
      <style:table-cell-properties style:vertical-align="top" fo:border-left="0.72pt solid #ffffff" fo:border-right="0.72pt solid #ffffff" fo:border-top="0.72pt solid #ffffff" fo:border-bottom="0.72pt solid #ffffff" fo:background-color="#efefef"/>
    </style:style>
    <style:style style:family="table-cell" style:name="Table9-col2-row1" style:display-name="Table9_col2_row1">
      <style:table-cell-properties style:vertical-align="top" fo:border-left="0.72pt solid #ffffff" fo:border-right="0.72pt solid #ffffff" fo:border-top="0.72pt solid #ffffff" fo:border-bottom="0.72pt solid #ffffff" fo:background-color="#efefef"/>
    </style:style>
    <style:style style:family="table-cell" style:name="Table9-col2-row2" style:display-name="Table9_col2_row2">
      <style:table-cell-properties style:vertical-align="top" fo:border-left="0.72pt solid #ffffff" fo:border-right="0.72pt solid #ffffff" fo:border-top="0.72pt solid #ffffff" fo:border-bottom="0.72pt solid #ffffff" fo:background-color="#efefef"/>
    </style:style>
    <style:style style:family="table-cell" style:name="Table13-col3-row1" style:display-name="Table13_col3_row1">
      <style:table-cell-properties style:vertical-align="top" fo:border-left="0.72pt solid #ffffff" fo:border-right="0.72pt solid #ffffff" fo:border-top="0.72pt solid #ffffff" fo:border-bottom="0.72pt solid #ffffff" fo:background-color="#efefef"/>
    </style:style>
    <style:style style:family="table-cell" style:name="Table9-col3-row1" style:display-name="Table9_col3_row1">
      <style:table-cell-properties style:vertical-align="top" fo:border-left="0.72pt solid #ffffff" fo:border-right="0.72pt solid #ffffff" fo:border-top="0.72pt solid #ffffff" fo:border-bottom="0.72pt solid #ffffff" fo:background-color="#efefef"/>
    </style:style>
    <style:style style:family="table-cell" style:name="Table9-col3-row2" style:display-name="Table9_col3_row2">
      <style:table-cell-properties style:vertical-align="middle" fo:border-left="0.72pt solid #ffffff" fo:border-right="0.72pt solid #ffffff" fo:border-top="0.72pt solid #ffffff" fo:border-bottom="0.72pt solid #ffffff" fo:background-color="#efefef"/>
    </style:style>
    <style:page-layout style:name="PLayout2">
      <style:page-layout-properties fo:margin-top="1.249000cm" fo:margin-bottom="1.249000cm" fo:margin-left="2.54cm" fo:margin-right="2.54cm"/>
      <style:header-style>
        <style:header-footer-properties svg:height="3.769278cm"/>
      </style:header-style>
      <style:footer-style>
        <style:header-footer-properties svg:height="2.461000cm"/>
      </style:footer-style>
    </style:page-layout>
    <style:page-layout style:name="Standard">
      <style:page-layout-properties fo:margin-top="1.249000cm" fo:margin-bottom="1.249000cm" fo:margin-left="2.54cm" fo:margin-right="2.54cm"/>
      <style:header-style>
        <style:header-footer-properties svg:height="3.769278cm"/>
      </style:header-style>
      <style:footer-style>
        <style:header-footer-properties svg:height="2.461000cm"/>
      </style:footer-style>
    </style:page-layout>
    <text:list-style style:name="L1">
      <text:list-level-style-bullet text:level="1" text:bullet-char="•">
        <style:list-level-properties fo:text-indent="0.000000cm" text:space-before="0cm" text:min-label-width="0.499000cm" fo:margin-left="0.748000cm"/>
        <style:text-properties style:font-name="FreeSerif"/>
      </text:list-level-style-bullet>
    </text:list-style>
    <text:list-style style:name="L2">
  </text:list-style>
    <text:list-style style:name="L3">
      <text:list-level-style-bullet text:level="1" text:bullet-char="•">
        <style:list-level-properties fo:text-indent="0.000000cm" text:space-before="0cm" text:min-label-width="0.635000cm" fo:margin-left="0.635000cm"/>
        <style:text-properties style:font-name="FreeSerif"/>
      </text:list-level-style-bullet>
    </text:list-style>
    <text:list-style style:name="L4">
  </text:list-style>
    <text:list-style style:name="L5">
  </text:list-style>
    <text:list-style style:name="L6">
  </text:list-style>
    <text:list-style style:name="L7">
  </text:list-style>
    <text:list-style style:name="L8">
  </text:list-style>
  </office:automatic-styles>
  <office:body>
    <office:text>
      <text:section text:style-name="Sect1" text:name="Section1">
        <text:p text:style-name="P1"><text:bookmark-start text:name="h.j6tf2leztpx8"/><text:bookmark-end text:name="h.j6tf2leztpx8"/></text:p>
        <text:p text:style-name="P2"><text:bookmark-start text:name="h.2t895x5vgele"/><text:bookmark-end text:name="h.2t895x5vgele"/>Projet SXP Trust </text:p>
        <text:p text:style-name="P3"><text:bookmark-start text:name="h.6ssryf72fcgc"/><text:bookmark-end text:name="h.6ssryf72fcgc"/>Master 1 Informatique — Génie Logiciel — Projet court</text:p>
        <text:p text:style-name="P4">Diffu--sion</text:p>
        <text:p text:style-name="P5"/>
        <table:table table:name="Table1" table:style-name="Table1">
          <table:table-column table:style-name="Table1.col1"/>
          <table:table-column table:style-name="Table1.col2"/>
          <table:table-row>
            <table:table-cell table:style-name="Table1_col1_row1">
              <text:p text:style-name="P6">A:</text:p>
            </table:table-cell>
            <table:table-cell table:style-name="Table1_col2_row1">
              <text:p text:style-name="P7"><text:span text:style-name="T1">Pablo Arrighi (</text:span><text:a xlink:href="mailto:pablo.arrighi+m1swe@gmail.com"><text:span text:style-name="Internet-link-text">pablo</text:span></text:a><text:a xlink:href="mailto:pablo.arrighi+m1swe@gmail.com"><text:span text:style-name="Internet-link-text">.</text:span></text:a><text:a xlink:href="mailto:pablo.arrighi+m1swe@gmail.com"><text:span text:style-name="Internet-link-text">arrighi</text:span></text:a><text:a xlink:href="mailto:pablo.arrighi+m1swe@gmail.com"><text:span text:style-name="Internet-link-text">+</text:span></text:a><text:a xlink:href="mailto:pablo.arrighi+m1swe@gmail.com"><text:span text:style-name="Internet-link-text">m</text:span></text:a><text:a xlink:href="mailto:pablo.arrighi+m1swe@gmail.com"><text:span text:style-name="Internet-link-text">1</text:span></text:a><text:a xlink:href="mailto:pablo.arrighi+m1swe@gmail.com"><text:span text:style-name="Internet-link-text">swe</text:span></text:a><text:a xlink:href="mailto:pablo.arrighi+m1swe@gmail.com"><text:span text:style-name="Internet-link-text">@</text:span></text:a><text:a xlink:href="mailto:pablo.arrighi+m1swe@gmail.com"><text:span text:style-name="Internet-link-text">gmail</text:span></text:a><text:a xlink:href="mailto:pablo.arrighi+m1swe@gmail.com"><text:span text:style-name="Internet-link-text">.</text:span></text:a><text:a xlink:href="mailto:pablo.arrighi+m1swe@gmail.com"><text:span text:style-name="Internet-link-text">com</text:span></text:a><text:span text:style-name="T1">)</text:span></text:p>
              <text:p text:style-name="P7"><text:span text:style-name="T1">Kevin Perrot (</text:span><text:a xlink:href="mailto:kevin.perrot+m1swe@gmail.com"><text:span text:style-name="Internet-link-text">kevin</text:span></text:a><text:a xlink:href="mailto:kevin.perrot+m1swe@gmail.com"><text:span text:style-name="Internet-link-text">.</text:span></text:a><text:a xlink:href="mailto:kevin.perrot+m1swe@gmail.com"><text:span text:style-name="Internet-link-text">perrot</text:span></text:a><text:a xlink:href="mailto:kevin.perrot+m1swe@gmail.com"><text:span text:style-name="Internet-link-text">+</text:span></text:a><text:a xlink:href="mailto:kevin.perrot+m1swe@gmail.com"><text:span text:style-name="Internet-link-text">m</text:span></text:a><text:a xlink:href="mailto:kevin.perrot+m1swe@gmail.com"><text:span text:style-name="Internet-link-text">1</text:span></text:a><text:a xlink:href="mailto:kevin.perrot+m1swe@gmail.com"><text:span text:style-name="Internet-link-text">swe</text:span></text:a><text:a xlink:href="mailto:kevin.perrot+m1swe@gmail.com"><text:span text:style-name="Internet-link-text">@</text:span></text:a><text:a xlink:href="mailto:kevin.perrot+m1swe@gmail.com"><text:span text:style-name="Internet-link-text">gmail</text:span></text:a><text:a xlink:href="mailto:kevin.perrot+m1swe@gmail.com"><text:span text:style-name="Internet-link-text">.</text:span></text:a><text:a xlink:href="mailto:kevin.perrot+m1swe@gmail.com"><text:span text:style-name="Internet-link-text">com</text:span></text:a><text:span text:style-name="T1">)</text:span></text:p>
            </table:table-cell>
          </table:table-row>
          <table:table-row>
            <table:table-cell table:style-name="Table1_col1_row2">
              <text:p text:style-name="P8">Copie à:</text:p>
            </table:table-cell>
            <table:table-cell table:style-name="Table1_col2_row2">
              <text:p text:style-name="P6"> Talia, Tristan, Haguen, Kévin, Guillaume, Diouldé</text:p>
            </table:table-cell>
          </table:table-row>
        </table:table>
        <text:p text:style-name="P9"/>
        <text:p text:style-name="P5"/>
        <text:p text:style-name="P4">Participants</text:p>
        <text:p text:style-name="P5"/>
        <table:table table:name="Table2" table:style-name="Table2">
          <table:table-column table:style-name="Table2.col1"/>
          <table:table-column table:style-name="Table2.col2"/>
          <table:table-row>
            <table:table-cell table:style-name="Table2_col1_row1">
              <text:p text:style-name="P8">Equipe</text:p>
            </table:table-cell>
            <table:table-cell table:style-name="Table2_col2_row1">
              <text:p text:style-name="P8">Guinness</text:p>
            </table:table-cell>
          </table:table-row>
          <table:table-row>
            <table:table-cell table:style-name="Table2_col1_row2">
              <text:p text:style-name="P8">Chef de projet</text:p>
            </table:table-cell>
            <table:table-cell table:style-name="Table2_col2_row2">
              <text:p text:style-name="P8">Talia</text:p>
            </table:table-cell>
          </table:table-row>
          <table:table-row>
            <table:table-cell table:style-name="Table2_col1_row3">
              <text:p text:style-name="P8">Analyste(s) / Concepteur(s)</text:p>
            </table:table-cell>
            <table:table-cell table:style-name="Table2_col2_row3">
              <text:p text:style-name="P6">Guillaume, Haguen, Kévin</text:p>
            </table:table-cell>
          </table:table-row>
          <table:table-row>
            <table:table-cell table:style-name="Table2_col1_row4">
              <text:p text:style-name="P6">Testeur(s)</text:p>
            </table:table-cell>
            <table:table-cell table:style-name="Table2_col2_row4">
              <text:p text:style-name="P8">Diouldé, Talia, Tristan</text:p>
            </table:table-cell>
          </table:table-row>
          <table:table-row>
            <table:table-cell table:style-name="Table2_col1_row5">
              <text:p text:style-name="P6">Développeur(s)</text:p>
            </table:table-cell>
            <table:table-cell table:style-name="Table2_col2_row5">
              <text:p text:style-name="P8">Guillaume, Tristan, Diouldé, Talia, Haguen, Kévin</text:p>
            </table:table-cell>
          </table:table-row>
        </table:table>
        <text:p text:style-name="P5"/>
        <text:p text:style-name="P5"/>
        <text:p text:style-name="P4">Présentation du sujet</text:p>
        <text:p text:style-name="P5"/>
        <text:p text:style-name="P10">Le projet consiste à développer un client P2P pour une communauté de troc hippie-cool qui a décidé de passer à l’échelle afin de mieux organiser ses affaires.</text:p>
        <text:p text:style-name="P10">Celles-ci sont entre autres :</text:p>
        <text:list text:style-name="L1">
          <text:list-item>
            <text:p text:style-name="P11">publier ses offres</text:p>
          </text:list-item>
          <text:list-item>
            <text:p text:style-name="P11">faire part de ses demandes</text:p>
          </text:list-item>
          <text:list-item>
            <text:p text:style-name="P11">proposer un contrat d’échange</text:p>
          </text:list-item>
          <text:list-item>
            <text:p text:style-name="P11"><text:span text:style-name="T2">procéder à sa signature électronique</text:span></text:p>
          </text:list-item>
        </text:list>
        <text:p text:style-name="P10"><text:span text:style-name="T2">Le client s’est doté d’un site qui explique la philosophie du projet, et la cryptographie sur laquelle il repose [</text:span><text:a xlink:href="http://secure-exchange-protocols.org/"><text:span text:style-name="T3">http://secure-exchange-protocols.org/</text:span></text:a><text:span text:style-name="T2">]. Un code pré-existant a déjà été livré par une SSII et est disponible librement [</text:span><text:a xlink:href="https://github.com/pja35/p2pEngine"><text:span text:style-name="T3">https://github.com/pja35/p2pEngine</text:span></text:a><text:span text:style-name="T2">]. </text:span></text:p>
        <text:p text:style-name="P10">Ce client ne satisfait pas encore totalement la communauté, qui souhaite réaliser une amélioration de leur application en place en y incorporant un système de confiance.</text:p>
        <text:p text:style-name="P12">L'objectif de ce projet est donc de concevoir et de programmer ce système.</text:p>
        <text:p text:style-name="P13"/>
        <text:p text:style-name="P5"/>
        <text:p text:style-name="P5"/>
        <text:p text:style-name="P5"/>
        <text:p text:style-name="P4">Table des matières</text:p>
        <text:p text:style-name="P5"/>
        <table:table table:name="Table3" table:style-name="Table3">
          <table:table-column table:style-name="Table3.col1"/>
          <table:table-row>
            <table:table-cell table:style-name="Table3_col1_row1">
              <text:p text:style-name="P14"/>
              <text:p text:style-name="P15"><text:a xlink:href="#h.1zd0osh85pfl"><text:span text:style-name="Internet-link-text">Cahier</text:span></text:a><text:a xlink:href="#h.1zd0osh85pfl"><text:span text:style-name="Internet-link-text"> </text:span></text:a><text:a xlink:href="#h.1zd0osh85pfl"><text:span text:style-name="Internet-link-text">des</text:span></text:a><text:a xlink:href="#h.1zd0osh85pfl"><text:span text:style-name="Internet-link-text"> </text:span></text:a><text:a xlink:href="#h.1zd0osh85pfl"><text:span text:style-name="Internet-link-text">charges</text:span></text:a><text:a xlink:href="#h.1zd0osh85pfl"><text:span text:style-name="Internet-link-text"> &amp; </text:span></text:a><text:a xlink:href="#h.1zd0osh85pfl"><text:span text:style-name="Internet-link-text">Spécifications</text:span></text:a></text:p>
              <text:p text:style-name="P16"><text:a xlink:href="#h.zibjt27aoypc"><text:span text:style-name="T4">Synthèse</text:span></text:a></text:p>
              <text:p text:style-name="P15"><text:a xlink:href="#h.pwdkenqpp72u"><text:span text:style-name="Internet-link-text">Dossier</text:span></text:a><text:a xlink:href="#h.pwdkenqpp72u"><text:span text:style-name="Internet-link-text"> </text:span></text:a><text:a xlink:href="#h.pwdkenqpp72u"><text:span text:style-name="Internet-link-text">d</text:span></text:a><text:a xlink:href="#h.pwdkenqpp72u"><text:span text:style-name="Internet-link-text">’</text:span></text:a><text:a xlink:href="#h.pwdkenqpp72u"><text:span text:style-name="Internet-link-text">Analyse</text:span></text:a><text:a xlink:href="#h.pwdkenqpp72u"><text:span text:style-name="Internet-link-text"> </text:span></text:a><text:a xlink:href="#h.pwdkenqpp72u"><text:span text:style-name="Internet-link-text">Fonctionnelle</text:span></text:a></text:p>
              <text:p text:style-name="P16"><text:a xlink:href="#h.hhxdmnfwpbur"><text:span text:style-name="T4">Synthèse</text:span></text:a></text:p>
              <text:p text:style-name="P15"><text:a xlink:href="#h.feo4jjurxpk8"><text:span text:style-name="Internet-link-text">Manuel</text:span></text:a><text:a xlink:href="#h.feo4jjurxpk8"><text:span text:style-name="Internet-link-text"> </text:span></text:a><text:a xlink:href="#h.feo4jjurxpk8"><text:span text:style-name="Internet-link-text">d</text:span></text:a><text:a xlink:href="#h.feo4jjurxpk8"><text:span text:style-name="Internet-link-text">’</text:span></text:a><text:a xlink:href="#h.feo4jjurxpk8"><text:span text:style-name="Internet-link-text">installation</text:span></text:a><text:a xlink:href="#h.feo4jjurxpk8"><text:span text:style-name="Internet-link-text"> / </text:span></text:a><text:a xlink:href="#h.feo4jjurxpk8"><text:span text:style-name="Internet-link-text">utilisation</text:span></text:a></text:p>
              <text:p text:style-name="P16"><text:a xlink:href="#h.630hmahybs8f"><text:span text:style-name="T4">Installation</text:span></text:a></text:p>
              <text:p text:style-name="P16"><text:a xlink:href="#h.a85aaxs7wosh"><text:span text:style-name="T4">Utilisation</text:span></text:a></text:p>
              <text:p text:style-name="P17"/>
            </table:table-cell>
          </table:table-row>
        </table:table>
        <text:p text:style-name="P5"/>
        <text:p text:style-name="P13"/>
        <text:p text:style-name="P5"/>
        <text:list text:style-name="L2">
          <text:list-item>
            <text:p text:style-name="P18"><text:bookmark-start text:name="h.1zd0osh85pfl"/><text:bookmark-end text:name="h.1zd0osh85pfl"/>Cahier des charges &amp; Spécifications</text:p>
          </text:list-item>
        </text:list>
        <text:p text:style-name="P19"/>
        <table:table table:name="Table4" table:style-name="Table4">
          <table:table-column table:style-name="Table4.col1"/>
          <table:table-column table:style-name="Table4.col2"/>
          <table:table-row>
            <table:table-cell table:style-name="Table4_col1_row1">
              <text:p text:style-name="P6">Auteur(s)</text:p>
            </table:table-cell>
            <table:table-cell table:style-name="Table4_col2_row1">
              <text:p text:style-name="P8">Guillaume, Kévin, Haguen</text:p>
            </table:table-cell>
          </table:table-row>
          <table:table-row>
            <table:table-cell table:style-name="Table4_col1_row2">
              <text:p text:style-name="P6">Approbateur(s)</text:p>
            </table:table-cell>
            <table:table-cell table:style-name="Table4_col2_row2">
              <text:p text:style-name="P6">Talia, Diouldé, Tristan</text:p>
            </table:table-cell>
          </table:table-row>
          <table:table-row>
            <table:table-cell table:style-name="Table4_col1_row3">
              <text:p text:style-name="P6">Validateur(s)</text:p>
            </table:table-cell>
            <table:table-cell table:style-name="Table4_col2_row3">
              <text:p text:style-name="P20"><text:span text:style-name="T1">Pablo Arrighi (</text:span><text:a xlink:href="mailto:pablo.arrighi+m1swe@gmail.com"><text:span text:style-name="Internet-link-text">pablo</text:span></text:a><text:a xlink:href="mailto:pablo.arrighi+m1swe@gmail.com"><text:span text:style-name="Internet-link-text">.</text:span></text:a><text:a xlink:href="mailto:pablo.arrighi+m1swe@gmail.com"><text:span text:style-name="Internet-link-text">arrighi</text:span></text:a><text:a xlink:href="mailto:pablo.arrighi+m1swe@gmail.com"><text:span text:style-name="Internet-link-text">+</text:span></text:a><text:a xlink:href="mailto:pablo.arrighi+m1swe@gmail.com"><text:span text:style-name="Internet-link-text">m</text:span></text:a><text:a xlink:href="mailto:pablo.arrighi+m1swe@gmail.com"><text:span text:style-name="Internet-link-text">1</text:span></text:a><text:a xlink:href="mailto:pablo.arrighi+m1swe@gmail.com"><text:span text:style-name="Internet-link-text">swe</text:span></text:a><text:a xlink:href="mailto:pablo.arrighi+m1swe@gmail.com"><text:span text:style-name="Internet-link-text">@</text:span></text:a><text:a xlink:href="mailto:pablo.arrighi+m1swe@gmail.com"><text:span text:style-name="Internet-link-text">gmail</text:span></text:a><text:a xlink:href="mailto:pablo.arrighi+m1swe@gmail.com"><text:span text:style-name="Internet-link-text">.</text:span></text:a><text:a xlink:href="mailto:pablo.arrighi+m1swe@gmail.com"><text:span text:style-name="Internet-link-text">com</text:span></text:a><text:span text:style-name="T1">)</text:span></text:p>
              <text:p text:style-name="P7"><text:span text:style-name="T1">Kevin Perrot (</text:span><text:a xlink:href="mailto:kevin.perrot+m1swe@gmail.com"><text:span text:style-name="Internet-link-text">kevin</text:span></text:a><text:a xlink:href="mailto:kevin.perrot+m1swe@gmail.com"><text:span text:style-name="Internet-link-text">.</text:span></text:a><text:a xlink:href="mailto:kevin.perrot+m1swe@gmail.com"><text:span text:style-name="Internet-link-text">perrot</text:span></text:a><text:a xlink:href="mailto:kevin.perrot+m1swe@gmail.com"><text:span text:style-name="Internet-link-text">+</text:span></text:a><text:a xlink:href="mailto:kevin.perrot+m1swe@gmail.com"><text:span text:style-name="Internet-link-text">m</text:span></text:a><text:a xlink:href="mailto:kevin.perrot+m1swe@gmail.com"><text:span text:style-name="Internet-link-text">1</text:span></text:a><text:a xlink:href="mailto:kevin.perrot+m1swe@gmail.com"><text:span text:style-name="Internet-link-text">swe</text:span></text:a><text:a xlink:href="mailto:kevin.perrot+m1swe@gmail.com"><text:span text:style-name="Internet-link-text">@</text:span></text:a><text:a xlink:href="mailto:kevin.perrot+m1swe@gmail.com"><text:span text:style-name="Internet-link-text">gmail</text:span></text:a><text:a xlink:href="mailto:kevin.perrot+m1swe@gmail.com"><text:span text:style-name="Internet-link-text">.</text:span></text:a><text:a xlink:href="mailto:kevin.perrot+m1swe@gmail.com"><text:span text:style-name="Internet-link-text">com</text:span></text:a><text:span text:style-name="T1">)</text:span></text:p>
            </table:table-cell>
          </table:table-row>
        </table:table>
        <text:p text:style-name="P5"/>
        <table:table table:name="Table5" table:style-name="Table5">
          <table:table-column table:style-name="Table5.col1"/>
          <table:table-column table:style-name="Table5.col2"/>
          <table:table-column table:style-name="Table5.col3"/>
          <table:table-row>
            <table:table-cell table:style-name="Table5_col1_row1">
              <text:p text:style-name="P21">v1</text:p>
            </table:table-cell>
            <table:table-cell table:style-name="Table5_col2_row1">
              <text:p text:style-name="P6">14 sep 2015</text:p>
            </table:table-cell>
            <table:table-cell table:style-name="Table5_col3_row1">
              <text:p text:style-name="P6">Guillaume, Kévin, Haguen</text:p>
            </table:table-cell>
          </table:table-row>
          <table:table-row>
            <table:table-cell table:style-name="Table5_col1_row2">
              <text:p text:style-name="P6">v2</text:p>
            </table:table-cell>
            <table:table-cell table:style-name="Table5_col2_row2">
              <text:p text:style-name="P8">16 sep 2015</text:p>
            </table:table-cell>
            <table:table-cell table:style-name="Table5_col3_row2">
              <text:p text:style-name="P8">-</text:p>
            </table:table-cell>
          </table:table-row>
        </table:table>
        <text:p text:style-name="P5"/>
        <table:table table:name="Table6" table:style-name="Table6">
          <table:table-column table:style-name="Table6.col1"/>
          <table:table-column table:style-name="Table6.col2"/>
          <table:table-column table:style-name="Table6.col3"/>
          <table:table-row>
            <table:table-cell table:style-name="Table6_col1_row1">
              <text:p text:style-name="P6">Livré le : 16 sep 2015</text:p>
            </table:table-cell>
            <table:table-cell table:style-name="Table6_col2_row1">
              <text:p text:style-name="P8">Approuvé le :</text:p>
            </table:table-cell>
            <table:table-cell table:style-name="Table6_col3_row1">
              <text:p text:style-name="P22">En attente de validation</text:p>
            </table:table-cell>
          </table:table-row>
        </table:table>
        <text:p text:style-name="P23"><text:span text:style-name="T2">Synthèse de l'interview</text:span></text:p>
        <text:p text:style-name="P24"/>
        <text:p text:style-name="P25">Les clients souhaitent l'ajout d'une fonctionnalité de notation des membres à leur projet permettant, à ces membres, d'avoir un facteur supplémentaire sur la confiance qu'ils peuvent avoir (ou pas) lors des transactions effectuées avec d'autres.</text:p>
        <text:p text:style-name="P26"/>
        <text:p text:style-name="P26">La note d'un utilisateur varie de 1 à 5 (sous forme d'étoiles), est publique et est connue de tous les membres. Elle résulte de la moyenne de toutes les notes attribuées par d'autres utilisateurs.Chaque utilisateur peut émettre une et une seule note sur chaque autre utilisateur (il peut cependant modifier sa note autant de fois qu'il le veut), sans condition (il n'est pas nécessaire de vérifier l’existence d'un contrat récent liant les deux membres pour leur permettre de se noter). La <text:s/>communauté s'en remet à la bonne foi de chacun.</text:p>
        <text:p text:style-name="P26"/>
        <text:p text:style-name="P27">Cette note comprend deux composantes : une évaluation de la rapidité d'exécution, et une évaluation de la conformité de l'objet proposé.</text:p>
        <text:p text:style-name="P10"><text:span text:style-name="T5">Il est nécessaire de pouvoir s'assurer de la provenance de chaque note par le protocole lui même. Ainsi, </text:span><text:span text:style-name="T6">bien qu'anonymes en apparence,</text:span><text:span text:style-name="T6"> </text:span><text:span text:style-name="T5">elles devront toutes être signées par leur émetteur.</text:span></text:p>
        <text:p text:style-name="P28"/>
        <text:p text:style-name="P28">Les critères de réussite du projet sont donc que :</text:p>
        <text:list text:style-name="L3">
          <text:list-item>
            <text:p text:style-name="P29">L'utilisateur puisse mettre une et une seule note à un autre utilisateur.</text:p>
          </text:list-item>
          <text:list-item>
            <text:p text:style-name="P29">Chaque note soit associée à un utilisateur authentifié.</text:p>
          </text:list-item>
          <text:list-item>
            <text:p text:style-name="P29">Les notes soient visibles par tous les utilisateurs.</text:p>
          </text:list-item>
          <text:list-item>
            <text:p text:style-name="P29"><text:span text:style-name="T7">La philosophie d'anonymat soit respectée.</text:span></text:p>
          </text:list-item>
          <text:list-item>
            <text:p text:style-name="P29">Une note soit la moyenne des notes de rapidité d'exécution et de conformité.</text:p>
          </text:list-item>
        </text:list>
        <text:p text:style-name="P28"/>
        <text:p text:style-name="P23">Gestion des risques</text:p>
        <text:p text:style-name="P28"/>
        <table:table table:name="Table7" table:style-name="Table7">
          <table:table-column table:style-name="Table7.col1"/>
          <table:table-column table:style-name="Table7.col2"/>
          <table:table-column table:style-name="Table7.col3"/>
          <table:table-column table:style-name="Table7.col4"/>
          <table:table-row>
            <table:table-cell table:style-name="Table7_col1_row1">
              <text:p text:style-name="P30">Risques</text:p>
            </table:table-cell>
            <table:table-cell table:style-name="Table7_col2_row1">
              <text:p text:style-name="P31">Probabilité </text:p>
            </table:table-cell>
            <table:table-cell table:style-name="Table7_col3_row1">
              <text:p text:style-name="P30">Impacts sur le projet</text:p>
            </table:table-cell>
            <table:table-cell table:style-name="Table7_col4_row1">
              <text:p text:style-name="P32">Gestion du risque</text:p>
            </table:table-cell>
          </table:table-row>
          <table:table-row>
            <table:table-cell table:style-name="Table7_col1_row2">
              <text:p text:style-name="P33">Mauvaise compréhension de l'architecture et du code existants.</text:p>
            </table:table-cell>
            <table:table-cell table:style-name="Table7_col2_row2">
              <text:p text:style-name="P34">Élevée</text:p>
            </table:table-cell>
            <table:table-cell table:style-name="Table7_col3_row2">
              <text:p text:style-name="P34">Impact très important</text:p>
            </table:table-cell>
            <table:table-cell table:style-name="Table7_col4_row2">
              <text:p text:style-name="P33">-Utilisation de la documentation</text:p>
              <text:p text:style-name="P34">-Partage de l'analyse du projet</text:p>
            </table:table-cell>
          </table:table-row>
          <table:table-row>
            <table:table-cell table:style-name="Table7_col1_row3">
              <text:p text:style-name="P34">Manque de connaissance du langage de développement.</text:p>
            </table:table-cell>
            <table:table-cell table:style-name="Table7_col2_row3">
              <text:p text:style-name="P33">Faible</text:p>
            </table:table-cell>
            <table:table-cell table:style-name="Table7_col3_row3">
              <text:p text:style-name="P33">Impact important</text:p>
            </table:table-cell>
            <table:table-cell table:style-name="Table7_col4_row3">
              <text:p text:style-name="P33">- Apprendre le langage à l'aide de tutoriels</text:p>
              <text:p text:style-name="P34">- Assignation des tâches de développement aux plus compétents</text:p>
            </table:table-cell>
          </table:table-row>
          <table:table-row>
            <table:table-cell table:style-name="Table7_col1_row4">
              <text:p text:style-name="P33">Manque de communication au sein du groupe.</text:p>
            </table:table-cell>
            <table:table-cell table:style-name="Table7_col2_row4">
              <text:p text:style-name="P33">Faible</text:p>
            </table:table-cell>
            <table:table-cell table:style-name="Table7_col3_row4">
              <text:p text:style-name="P34">Crucial</text:p>
            </table:table-cell>
            <table:table-cell table:style-name="Table7_col4_row4">
              <text:p text:style-name="P33">- Mise en place d'outils de communication (réunions, pad, github, mail etc)</text:p>
            </table:table-cell>
          </table:table-row>
          <table:table-row>
            <table:table-cell table:style-name="Table7_col1_row5">
              <text:p text:style-name="P35">Mauvais estimation du temps et de la charge de travail.</text:p>
            </table:table-cell>
            <table:table-cell table:style-name="Table7_col2_row5">
              <text:p text:style-name="P34">Moyenne</text:p>
            </table:table-cell>
            <table:table-cell table:style-name="Table7_col3_row5">
              <text:p text:style-name="P33">Important</text:p>
            </table:table-cell>
            <table:table-cell table:style-name="Table7_col4_row5">
              <text:p text:style-name="P33">- Réaffectation des ressources</text:p>
            </table:table-cell>
          </table:table-row>
          <table:table-row>
            <table:table-cell table:style-name="Table7_col1_row6">
              <text:p text:style-name="P36">Modification de la demande de la part du client</text:p>
            </table:table-cell>
            <table:table-cell table:style-name="Table7_col2_row6">
              <text:p text:style-name="P34">Inconnue</text:p>
            </table:table-cell>
            <table:table-cell table:style-name="Table7_col3_row6">
              <text:p text:style-name="P34">Dépend de la demande</text:p>
            </table:table-cell>
            <table:table-cell table:style-name="Table7_col4_row6">
              <text:p text:style-name="P34">- Définition précise des besoins</text:p>
              <text:p text:style-name="P34">- Négociations des délais et du budget</text:p>
              <text:p text:style-name="Standard"><text:bookmark-start text:name="__DdeLink__601_1067950106"/><text:span text:style-name="T2">- </text:span><text:bookmark-end text:name="__DdeLink__601_1067950106"/><text:span text:style-name="T2">Réaffectation des ressources</text:span></text:p>
            </table:table-cell>
          </table:table-row>
          <table:table-row>
            <table:table-cell table:style-name="Table7_col1_row7">
              <text:p text:style-name="P35">Non satisfaction des besoins du client.</text:p>
            </table:table-cell>
            <table:table-cell table:style-name="Table7_col2_row7">
              <text:p text:style-name="P34">Faible </text:p>
            </table:table-cell>
            <table:table-cell table:style-name="Table7_col3_row7">
              <text:p text:style-name="P34">Très important</text:p>
            </table:table-cell>
            <table:table-cell table:style-name="Table7_col4_row7">
              <text:p text:style-name="P34">- Analyse poussée des besoins du client</text:p>
              <text:p text:style-name="Standard"><text:span text:style-name="T2">- </text:span><text:span text:style-name="T8">Rencontrer régulièrement le client pour valider les avancées</text:span></text:p>
            </table:table-cell>
          </table:table-row>
          <table:table-row>
            <table:table-cell table:style-name="Table7_col1_row8">
              <text:p text:style-name="P36">Absence (ou démission).</text:p>
            </table:table-cell>
            <table:table-cell table:style-name="Table7_col2_row8">
              <text:p text:style-name="P33">Faible</text:p>
            </table:table-cell>
            <table:table-cell table:style-name="Table7_col3_row8">
              <text:p text:style-name="P33">Moyen</text:p>
            </table:table-cell>
            <table:table-cell table:style-name="Table7_col4_row8">
              <text:p text:style-name="P33">- Réaffectation des ressources</text:p>
              <text:p text:style-name="P34">- Télétravail</text:p>
            </table:table-cell>
          </table:table-row>
        </table:table>
        <text:p text:style-name="P28"/>
        <text:p text:style-name="P28"/>
        <text:p text:style-name="P28"/>
        <text:p text:style-name="P13"/>
        <text:p text:style-name="P28"/>
        <text:p text:style-name="P28"/>
        <text:p text:style-name="P37"/>
        <text:p text:style-name="P38"/>
        <text:p text:style-name="P5"/>
        <text:p text:style-name="P39"><text:span text:style-name="T2">L'équipe est composée de six personnes. On les spécialisera selon les compétences avancées de chacu</text:span><text:bookmark-start text:name="h.qzspsodsft4e"/><text:bookmark-end text:name="h.qzspsodsft4e"/><text:span text:style-name="T2">n.</text:span></text:p>
        <text:p text:style-name="P39"><text:span text:style-name="T2">A priori la partie conception sera gérée par Guillaume, Dioulde et Talia <text:s/>et celle du développement par Haguen, Kevin et Tristan. Cependant, en raison de la taille de l'équipe et du manque d'expérience de ses membres, on se permettra de la souplesse quant à cette répartition selon les besoins.</text:span></text:p>
        <text:p text:style-name="P5"/>
        <text:p text:style-name="P18"/>
        <text:p text:style-name="P10"><text:span text:style-name="T7">-La moyenne n’est qu’une manière d’estimer les notes. Prévoir dans l’archi la possibilité de changer facilement (menu déroulant)</text:span></text:p>
        <text:p text:style-name="P10"><text:span text:style-name="T7">-proposer une modification d’interface: tous les noms d’utilisateurs deviennent cliquables, affiche le profil (pseudo, clef publique, note)</text:span></text:p>
        <text:p text:style-name="P40"/>
        <text:p text:style-name="P5"><text:bookmark-start text:name="h.re35ekbnxl8b"/><text:bookmark-end text:name="h.re35ekbnxl8b"/></text:p>
        <text:list text:style-name="L4">
          <text:list-item>
            <text:p text:style-name="P18"><text:bookmark-start text:name="h.pwdkenqpp72u"/><text:bookmark-end text:name="h.pwdkenqpp72u"/>Dossier d’Analyse Fonctionnelle</text:p>
          </text:list-item>
        </text:list>
        <text:p text:style-name="P5"/>
        <table:table table:name="Table8" table:style-name="Table8">
          <table:table-column table:style-name="Table8.col1"/>
          <table:table-column table:style-name="Table8.col2"/>
          <table:table-row>
            <table:table-cell table:style-name="Table8_col1_row1">
              <text:p text:style-name="P6">Auteur(s)</text:p>
            </table:table-cell>
            <table:table-cell table:style-name="Table8_col2_row1">
              <text:p text:style-name="P8">Bob, Eve</text:p>
            </table:table-cell>
          </table:table-row>
          <table:table-row>
            <table:table-cell table:style-name="Table8_col1_row2">
              <text:p text:style-name="P6">Approbateur(s)</text:p>
            </table:table-cell>
            <table:table-cell table:style-name="Table8_col2_row2">
              <text:p text:style-name="P8">Alice, Charlie</text:p>
            </table:table-cell>
          </table:table-row>
          <table:table-row>
            <table:table-cell table:style-name="Table8_col1_row3">
              <text:p text:style-name="P8">Validateur(s)</text:p>
            </table:table-cell>
            <table:table-cell table:style-name="Table8_col2_row3">
              <text:p text:style-name="P20"><text:span text:style-name="T1">Pablo Arrighi (</text:span><text:a xlink:href="mailto:pablo.arrighi+m1swe@gmail.com"><text:span text:style-name="Internet-link-text">pablo</text:span></text:a><text:a xlink:href="mailto:pablo.arrighi+m1swe@gmail.com"><text:span text:style-name="Internet-link-text">.</text:span></text:a><text:a xlink:href="mailto:pablo.arrighi+m1swe@gmail.com"><text:span text:style-name="Internet-link-text">arrighi</text:span></text:a><text:a xlink:href="mailto:pablo.arrighi+m1swe@gmail.com"><text:span text:style-name="Internet-link-text">+</text:span></text:a><text:a xlink:href="mailto:pablo.arrighi+m1swe@gmail.com"><text:span text:style-name="Internet-link-text">m</text:span></text:a><text:a xlink:href="mailto:pablo.arrighi+m1swe@gmail.com"><text:span text:style-name="Internet-link-text">1</text:span></text:a><text:a xlink:href="mailto:pablo.arrighi+m1swe@gmail.com"><text:span text:style-name="Internet-link-text">swe</text:span></text:a><text:a xlink:href="mailto:pablo.arrighi+m1swe@gmail.com"><text:span text:style-name="Internet-link-text">@</text:span></text:a><text:a xlink:href="mailto:pablo.arrighi+m1swe@gmail.com"><text:span text:style-name="Internet-link-text">gmail</text:span></text:a><text:a xlink:href="mailto:pablo.arrighi+m1swe@gmail.com"><text:span text:style-name="Internet-link-text">.</text:span></text:a><text:a xlink:href="mailto:pablo.arrighi+m1swe@gmail.com"><text:span text:style-name="Internet-link-text">com</text:span></text:a><text:span text:style-name="T1">)</text:span></text:p>
              <text:p text:style-name="P7"><text:span text:style-name="T1">Kevin Perrot (</text:span><text:a xlink:href="mailto:kevin.perrot+m1swe@gmail.com"><text:span text:style-name="Internet-link-text">kevin</text:span></text:a><text:a xlink:href="mailto:kevin.perrot+m1swe@gmail.com"><text:span text:style-name="Internet-link-text">.</text:span></text:a><text:a xlink:href="mailto:kevin.perrot+m1swe@gmail.com"><text:span text:style-name="Internet-link-text">perrot</text:span></text:a><text:a xlink:href="mailto:kevin.perrot+m1swe@gmail.com"><text:span text:style-name="Internet-link-text">+</text:span></text:a><text:a xlink:href="mailto:kevin.perrot+m1swe@gmail.com"><text:span text:style-name="Internet-link-text">m</text:span></text:a><text:a xlink:href="mailto:kevin.perrot+m1swe@gmail.com"><text:span text:style-name="Internet-link-text">1</text:span></text:a><text:a xlink:href="mailto:kevin.perrot+m1swe@gmail.com"><text:span text:style-name="Internet-link-text">swe</text:span></text:a><text:a xlink:href="mailto:kevin.perrot+m1swe@gmail.com"><text:span text:style-name="Internet-link-text">@</text:span></text:a><text:a xlink:href="mailto:kevin.perrot+m1swe@gmail.com"><text:span text:style-name="Internet-link-text">gmail</text:span></text:a><text:a xlink:href="mailto:kevin.perrot+m1swe@gmail.com"><text:span text:style-name="Internet-link-text">.</text:span></text:a><text:a xlink:href="mailto:kevin.perrot+m1swe@gmail.com"><text:span text:style-name="Internet-link-text">com</text:span></text:a><text:span text:style-name="T1">)</text:span></text:p>
            </table:table-cell>
          </table:table-row>
        </table:table>
        <text:p text:style-name="P5"/>
        <table:table table:name="Table9" table:style-name="Table9">
          <table:table-column table:style-name="Table9.col1"/>
          <table:table-column table:style-name="Table9.col2"/>
          <table:table-column table:style-name="Table9.col3"/>
          <table:table-row>
            <table:table-cell table:style-name="Table9_col1_row1">
              <text:p text:style-name="P6">v1</text:p>
            </table:table-cell>
            <table:table-cell table:style-name="Table9_col2_row1">
              <text:p text:style-name="P6">date1</text:p>
            </table:table-cell>
            <table:table-cell table:style-name="Table9_col3_row1">
              <text:p text:style-name="P8">Eve</text:p>
            </table:table-cell>
          </table:table-row>
          <table:table-row>
            <table:table-cell table:style-name="Table9_col1_row2">
              <text:p text:style-name="P8">v2</text:p>
            </table:table-cell>
            <table:table-cell table:style-name="Table9_col2_row2">
              <text:p text:style-name="P8">date2</text:p>
            </table:table-cell>
            <table:table-cell table:style-name="Table9_col3_row2">
              <text:p text:style-name="P6">Bob</text:p>
            </table:table-cell>
          </table:table-row>
        </table:table>
        <text:p text:style-name="P5"/>
        <table:table table:name="Table10" table:style-name="Table10">
          <table:table-column table:style-name="Table10.col1"/>
          <table:table-column table:style-name="Table10.col2"/>
          <table:table-column table:style-name="Table10.col3"/>
          <table:table-row>
            <table:table-cell table:style-name="Table10_col1_row1">
              <text:p text:style-name="P6">Livré le:</text:p>
            </table:table-cell>
            <table:table-cell table:style-name="Table10_col2_row1">
              <text:p text:style-name="P8">Approuvé le:</text:p>
            </table:table-cell>
            <table:table-cell table:style-name="Table10_col3_row1">
              <text:p text:style-name="P41">En attente de validation</text:p>
            </table:table-cell>
          </table:table-row>
        </table:table>
        <text:p text:style-name="P5"/>
        <text:list text:style-name="L5">
          <text:list-item>
            <text:p text:style-name="P18"><text:bookmark-start text:name="h.hhxdmnfwpbur"/><text:bookmark-end text:name="h.hhxdmnfwpbur"/>Synthèse</text:p>
          </text:list-item>
        </text:list>
        <text:p text:style-name="P28">L’objectif du projet X est de …</text:p>
        <text:p text:style-name="P28">La modélisation du système a été effectuée via …</text:p>
        <text:p text:style-name="P28">Nous avons opté pour architecture dont les principales caractéristiques sont de …</text:p>
        <text:p text:style-name="P28">En effet, cette architecture permettra au logiciel de …</text:p>
        <text:p text:style-name="P28">Ladite architecture est décrite via <text:s/>…</text:p>
        <text:p text:style-name="P5"> </text:p>
        <text:p text:style-name="P5"/>
        <text:p text:style-name="P42">POURSUIVRE AVEC LES ELEMENTS DU DOSSIER D’ANALYSE FONCTIONNELLE EXPLIQUES EN CM Documents QUI VOUS PARAISSENT LES PLUS PERTINENTS.</text:p>
        <text:p text:style-name="P5"/>
        <text:p text:style-name="P5"/>
        <text:p text:style-name="P13"/>
        <text:p text:style-name="P5"/>
        <text:list text:style-name="L6">
          <text:list-item>
            <text:p text:style-name="P18"><text:bookmark-start text:name="h.feo4jjurxpk8"/><text:bookmark-end text:name="h.feo4jjurxpk8"/>Manuel d’installation / utilisation </text:p>
          </text:list-item>
        </text:list>
        <text:p text:style-name="P5"/>
        <table:table table:name="Table11" table:style-name="Table11">
          <table:table-column table:style-name="Table11.col1"/>
          <table:table-column table:style-name="Table11.col2"/>
          <table:table-row>
            <table:table-cell table:style-name="Table11_col1_row1">
              <text:p text:style-name="P6">Auteur(s)</text:p>
            </table:table-cell>
            <table:table-cell table:style-name="Table11_col2_row1">
              <text:p text:style-name="P6">David</text:p>
            </table:table-cell>
          </table:table-row>
          <table:table-row>
            <table:table-cell table:style-name="Table11_col1_row2">
              <text:p text:style-name="P6">Approbateur(s)</text:p>
            </table:table-cell>
            <table:table-cell table:style-name="Table11_col2_row2">
              <text:p text:style-name="P6">Alice, Eve</text:p>
            </table:table-cell>
          </table:table-row>
          <table:table-row>
            <table:table-cell table:style-name="Table11_col1_row3">
              <text:p text:style-name="P8">Validateur(s)</text:p>
            </table:table-cell>
            <table:table-cell table:style-name="Table11_col2_row3">
              <text:p text:style-name="P7"><text:span text:style-name="T1">Pablo Arrighi (</text:span><text:a xlink:href="mailto:pablo.arrighi+m1swe@gmail.com"><text:span text:style-name="Internet-link-text">pablo</text:span></text:a><text:a xlink:href="mailto:pablo.arrighi+m1swe@gmail.com"><text:span text:style-name="Internet-link-text">.</text:span></text:a><text:a xlink:href="mailto:pablo.arrighi+m1swe@gmail.com"><text:span text:style-name="Internet-link-text">arrighi</text:span></text:a><text:a xlink:href="mailto:pablo.arrighi+m1swe@gmail.com"><text:span text:style-name="Internet-link-text">+</text:span></text:a><text:a xlink:href="mailto:pablo.arrighi+m1swe@gmail.com"><text:span text:style-name="Internet-link-text">m</text:span></text:a><text:a xlink:href="mailto:pablo.arrighi+m1swe@gmail.com"><text:span text:style-name="Internet-link-text">1</text:span></text:a><text:a xlink:href="mailto:pablo.arrighi+m1swe@gmail.com"><text:span text:style-name="Internet-link-text">swe</text:span></text:a><text:a xlink:href="mailto:pablo.arrighi+m1swe@gmail.com"><text:span text:style-name="Internet-link-text">@</text:span></text:a><text:a xlink:href="mailto:pablo.arrighi+m1swe@gmail.com"><text:span text:style-name="Internet-link-text">gmail</text:span></text:a><text:a xlink:href="mailto:pablo.arrighi+m1swe@gmail.com"><text:span text:style-name="Internet-link-text">.</text:span></text:a><text:a xlink:href="mailto:pablo.arrighi+m1swe@gmail.com"><text:span text:style-name="Internet-link-text">com</text:span></text:a><text:span text:style-name="T1">)</text:span></text:p>
              <text:p text:style-name="P7"><text:span text:style-name="T1">Kevin Perrot (</text:span><text:a xlink:href="mailto:kevin.perrot+m1swe@gmail.com"><text:span text:style-name="Internet-link-text">kevin</text:span></text:a><text:a xlink:href="mailto:kevin.perrot+m1swe@gmail.com"><text:span text:style-name="Internet-link-text">.</text:span></text:a><text:a xlink:href="mailto:kevin.perrot+m1swe@gmail.com"><text:span text:style-name="Internet-link-text">perrot</text:span></text:a><text:a xlink:href="mailto:kevin.perrot+m1swe@gmail.com"><text:span text:style-name="Internet-link-text">+</text:span></text:a><text:a xlink:href="mailto:kevin.perrot+m1swe@gmail.com"><text:span text:style-name="Internet-link-text">m</text:span></text:a><text:a xlink:href="mailto:kevin.perrot+m1swe@gmail.com"><text:span text:style-name="Internet-link-text">1</text:span></text:a><text:a xlink:href="mailto:kevin.perrot+m1swe@gmail.com"><text:span text:style-name="Internet-link-text">swe</text:span></text:a><text:a xlink:href="mailto:kevin.perrot+m1swe@gmail.com"><text:span text:style-name="Internet-link-text">@</text:span></text:a><text:a xlink:href="mailto:kevin.perrot+m1swe@gmail.com"><text:span text:style-name="Internet-link-text">gmail</text:span></text:a><text:a xlink:href="mailto:kevin.perrot+m1swe@gmail.com"><text:span text:style-name="Internet-link-text">.</text:span></text:a><text:a xlink:href="mailto:kevin.perrot+m1swe@gmail.com"><text:span text:style-name="Internet-link-text">com</text:span></text:a><text:span text:style-name="T1">)</text:span></text:p>
            </table:table-cell>
          </table:table-row>
        </table:table>
        <text:p text:style-name="P5"/>
        <table:table table:name="Table12" table:style-name="Table12">
          <table:table-column table:style-name="Table12.col1"/>
          <table:table-column table:style-name="Table12.col2"/>
          <table:table-column table:style-name="Table12.col3"/>
          <table:table-row>
            <table:table-cell table:style-name="Table12_col1_row1">
              <text:p text:style-name="P6">v1</text:p>
            </table:table-cell>
            <table:table-cell table:style-name="Table12_col2_row1">
              <text:p text:style-name="P8">date1</text:p>
            </table:table-cell>
            <table:table-cell table:style-name="Table12_col3_row1">
              <text:p text:style-name="P8">David</text:p>
            </table:table-cell>
          </table:table-row>
          <table:table-row>
            <table:table-cell table:style-name="Table12_col1_row2">
              <text:p text:style-name="P8">v2</text:p>
            </table:table-cell>
            <table:table-cell table:style-name="Table12_col2_row2">
              <text:p text:style-name="P6">date2</text:p>
            </table:table-cell>
            <table:table-cell table:style-name="Table12_col3_row2">
              <text:p text:style-name="P6">David</text:p>
            </table:table-cell>
          </table:table-row>
        </table:table>
        <text:p text:style-name="P5"/>
        <table:table table:name="Table13" table:style-name="Table13">
          <table:table-column table:style-name="Table13.col1"/>
          <table:table-column table:style-name="Table13.col2"/>
          <table:table-column table:style-name="Table13.col3"/>
          <table:table-row>
            <table:table-cell table:style-name="Table13_col1_row1">
              <text:p text:style-name="P6">Livré le:</text:p>
            </table:table-cell>
            <table:table-cell table:style-name="Table13_col2_row1">
              <text:p text:style-name="P8">Approuvé le:</text:p>
            </table:table-cell>
            <table:table-cell table:style-name="Table13_col3_row1">
              <text:p text:style-name="P41">En attente de validation</text:p>
            </table:table-cell>
          </table:table-row>
        </table:table>
        <text:p text:style-name="P5"/>
        <text:list text:style-name="L7">
          <text:list-item>
            <text:p text:style-name="P18"><text:bookmark-start text:name="h.630hmahybs8f"/><text:bookmark-end text:name="h.630hmahybs8f"/>Installation</text:p>
          </text:list-item>
        </text:list>
        <text:p text:style-name="P28">Le projet X permet de …</text:p>
        <text:p text:style-name="P28">Les pré-requis sont ...</text:p>
        <text:p text:style-name="P28">Effectuez les manipulations suivantes …</text:p>
        <text:p text:style-name="P28">Pour configurer le logiciel …</text:p>
        <text:p text:style-name="P5"/>
        <text:list text:style-name="L8">
          <text:list-item>
            <text:p text:style-name="P18"><text:bookmark-start text:name="h.a85aaxs7wosh"/><text:bookmark-end text:name="h.a85aaxs7wosh"/>Utilisation</text:p>
          </text:list-item>
        </text:list>
        <text:p text:style-name="P28">Le projet X permet de …</text:p>
        <text:p text:style-name="P28">En ligne de commande …</text:p>
        <text:p text:style-name="P28">La GUI …</text:p>
        <text:p text:style-name="P28"/>
        <text:p text:style-name="P28"/>
        <text:p text:style-name="P28"/>
        <text:p text:style-name="P5"/>
        <text:p text:style-name="P5"/>
        <text:p text:style-name="P5"/>
        <text:p text:style-name="P3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Liberation Sans" svg:font-family="Liberation Sans"/>
    <style:font-face style:name="'Helvetica Neue', Arial, sans-serif" svg:font-family="'Helvetica Neue', Arial, sans-serif"/>
    <style:font-face style:name="Trebuchet MS" svg:font-family="Trebuchet MS"/>
    <style:font-face style:name="Times New Roman" svg:font-family="Times New Roman"/>
    <style:font-face style:name="OpenSymbol" svg:font-family="OpenSymbol"/>
  </office:font-face-decls>
  <office:styles>
    <style:default-style style:family="paragraph">
      <style:paragraph-properties style:tab-stop-distance="1.27cm"/>
    </style:default-style>
    <style:style style:family="text" style:name="Internet-link-text" style:display-name="Internet link_text" style:next-style-name="Internet-link-text">
      <style:text-properties fo:color="#000080" style:text-underline-type="single"/>
    </style:style>
    <style:style style:family="text" style:name="ListLabel-1-text" style:display-name="ListLabel 1_text" style:next-style-name="ListLabel-1-text">
      <style:text-properties style:font-name="Arial" fo:font-size="11pt" fo:font-weight="normal"/>
    </style:style>
    <style:style style:family="text" style:name="ListLabel-2-text" style:display-name="ListLabel 2_text" style:next-style-name="ListLabel-2-text">
      <style:text-properties style:font-name="Arial" fo:font-size="11pt" fo:font-weight="normal"/>
    </style:style>
    <style:style style:family="text" style:name="Bullet-Symbols-text" style:display-name="Bullet Symbols_text" style:next-style-name="Bullet-Symbols-text">
      <style:text-properties style:font-name="OpenSymbol"/>
    </style:style>
    <style:style style:family="text" style:name="Lien-Internet-text" style:display-name="Lien Internet_text" style:next-style-name="Lien-Internet-text">
      <style:text-properties fo:color="#000080" style:text-underline-type="single"/>
    </style:style>
    <style:style style:family="text" style:name="ListLabel-3-text" style:display-name="ListLabel 3_text" style:next-style-name="ListLabel-3-text">
      <style:text-properties style:font-name="Arial" fo:font-size="11pt" fo:font-weight="normal"/>
    </style:style>
    <style:style style:family="paragraph" style:name="Titre" style:display-name="Titre" style:parent-style-name="Standard" style:next-style-name="Titre">
      <style:paragraph-properties fo:margin-top="0.423cm" fo:margin-bottom="0.212cm" fo:keep-with-next="always"/>
      <style:text-properties style:font-name="Liberation Sans" fo:font-size="14pt"/>
    </style:style>
    <style:style style:family="paragraph" style:name="Quotations" style:display-name="Quotations" style:parent-style-name="Standard" style:next-style-name="Quotations">
      <style:paragraph-properties fo:text-indent="0cm" fo:margin-left="1cm" fo:margin-right="1cm" fo:margin-top="0cm" fo:margin-bottom="0.499cm"/>
    </style:style>
    <style:style style:family="paragraph" style:name="En-t--te" style:display-name="En-tête" style:parent-style-name="Standard" style:next-style-name="En-t--te">
      <style:paragraph-properties>
        <style:tab-stops>
          <style:tab-stop style:type="center" style:position="3.739583in"/>
          <style:tab-stop style:type="right" style:position="7.480556in"/>
        </style:tab-stops>
      </style:paragraph-properties>
    </style:style>
    <style:style style:family="paragraph" style:name="Contents-1" style:display-name="Contents 1" style:parent-style-name="Normal" style:next-style-name="Normal">
      <style:paragraph-properties fo:text-indent="-0.300000in" fo:margin-left="0.500000in"/>
    </style:style>
    <style:style style:family="paragraph" style:name="Contents-3" style:display-name="Contents 3" style:parent-style-name="Normal" style:next-style-name="Normal">
      <style:paragraph-properties fo:text-indent="-0.300000in" fo:margin-left="1.500000in"/>
    </style:style>
    <style:style style:family="paragraph" style:name="Contents-2" style:display-name="Contents 2" style:parent-style-name="Normal" style:next-style-name="Normal">
      <style:paragraph-properties fo:text-indent="-0.300000in" fo:margin-left="1.000000in"/>
    </style:style>
    <style:style style:family="paragraph" style:name="Titre-4" style:display-name="Titre 4" style:parent-style-name="Standard" style:next-style-name="Titre-4">
      <style:paragraph-properties fo:text-align="left" fo:line-height="115%" fo:margin-top="0.282cm" fo:margin-bottom="0cm" fo:keep-with-next="always" style:writing-mode="lr"/>
      <style:text-properties fo:color="#666666" style:text-underline-type="single" style:font-name="Trebuchet MS" fo:font-size="11pt"/>
    </style:style>
    <style:style style:family="paragraph" style:name="Titre-principal" style:display-name="Titre principal" style:parent-style-name="Standard" style:next-style-name="Titre-principal">
      <style:paragraph-properties fo:text-align="left" fo:line-height="115%" fo:margin-top="0cm" fo:margin-bottom="0cm" fo:keep-with-next="always" style:writing-mode="lr"/>
      <style:text-properties style:font-name="Trebuchet MS" fo:font-size="21pt"/>
    </style:style>
    <style:style style:family="paragraph" style:name="Text-body" style:display-name="Text body" style:parent-style-name="Standard" style:next-style-name="Text-body">
      <style:paragraph-properties fo:line-height="120%" fo:margin-top="0cm" fo:margin-bottom="0.247cm"/>
    </style:style>
    <style:style style:family="paragraph" style:name="Normal" style:display-name="Normal">
      <style:paragraph-properties fo:widows="2" fo:orphans="2" style:writing-mode="lr"/>
      <style:text-properties style:font-name="Times New Roman" fo:font-size="10pt" fo:language="en" fo:country="US"/>
    </style:style>
    <style:style style:family="paragraph" style:name="Corps-de-texte" style:display-name="Corps de texte" style:parent-style-name="Standard" style:next-style-name="Corps-de-texte">
      <style:paragraph-properties fo:line-height="120%" fo:margin-top="0cm" fo:margin-bottom="0.247cm"/>
    </style:style>
    <style:style style:family="paragraph" style:name="Caption" style:display-name="Caption" style:parent-style-name="Standard" style:next-style-name="Caption">
      <style:paragraph-properties fo:margin-top="0.212cm" fo:margin-bottom="0.212cm"/>
      <style:text-properties fo:font-size="12pt" fo:font-style="italic"/>
    </style:style>
    <style:style style:family="paragraph" style:name="Titre-1" style:display-name="Titre 1" style:parent-style-name="Standard" style:next-style-name="Titre-1">
      <style:paragraph-properties fo:text-align="left" fo:line-height="115%" fo:margin-top="0.353cm" fo:margin-bottom="0cm" fo:keep-with-next="always" style:writing-mode="lr"/>
      <style:text-properties style:font-name="Trebuchet MS" fo:font-size="16pt"/>
    </style:style>
    <style:style style:family="paragraph" style:name="Titre-2" style:display-name="Titre 2" style:parent-style-name="Standard" style:next-style-name="Titre-2">
      <style:paragraph-properties fo:text-align="left" fo:line-height="115%" fo:margin-top="0.353cm" fo:margin-bottom="0cm" fo:keep-with-next="always" style:writing-mode="lr"/>
      <style:text-properties style:font-name="Trebuchet MS" fo:font-size="13pt" fo:font-weight="bold"/>
    </style:style>
    <style:style style:family="paragraph" style:name="Titre-3" style:display-name="Titre 3" style:parent-style-name="Standard" style:next-style-name="Titre-3">
      <style:paragraph-properties fo:text-align="left" fo:line-height="115%" fo:margin-top="0.282cm" fo:margin-bottom="0cm" fo:keep-with-next="always" style:writing-mode="lr"/>
      <style:text-properties fo:color="#666666" style:font-name="Trebuchet MS" fo:font-size="12pt" fo:font-weight="bold"/>
    </style:style>
    <style:style style:family="paragraph" style:name="L--gende" style:display-name="Légende" style:parent-style-name="Standard" style:next-style-name="L--gende">
      <style:paragraph-properties fo:margin-top="0.212cm" fo:margin-bottom="0.212cm"/>
      <style:text-properties fo:font-size="12pt" fo:font-style="italic"/>
    </style:style>
    <style:style style:family="paragraph" style:name="Titre-5" style:display-name="Titre 5" style:parent-style-name="Standard" style:next-style-name="Titre-5">
      <style:paragraph-properties fo:text-align="left" fo:line-height="115%" fo:margin-top="0.282cm" fo:margin-bottom="0cm" fo:keep-with-next="always" style:writing-mode="lr"/>
      <style:text-properties fo:color="#666666" style:font-name="Trebuchet MS" fo:font-size="11pt"/>
    </style:style>
    <style:style style:family="paragraph" style:name="Titre-6" style:display-name="Titre 6" style:parent-style-name="Standard" style:next-style-name="Titre-6">
      <style:paragraph-properties fo:text-align="left" fo:line-height="115%" fo:margin-top="0.282cm" fo:margin-bottom="0cm" fo:keep-with-next="always" style:writing-mode="lr"/>
      <style:text-properties fo:color="#666666" style:font-name="Trebuchet MS" fo:font-size="11pt" fo:font-style="italic"/>
    </style:style>
    <style:style style:family="paragraph" style:name="Contents-4" style:display-name="Contents 4" style:parent-style-name="Normal" style:next-style-name="Normal">
      <style:paragraph-properties fo:text-indent="-0.300000in" fo:margin-left="2.000000in"/>
    </style:style>
    <style:style style:family="paragraph" style:name="No-List" style:display-name="No List" style:next-style-name="No-List">
      <style:paragraph-properties fo:text-align="left" fo:widows="2" fo:orphans="2" style:writing-mode="lr"/>
      <style:text-properties fo:color="#00000a" style:font-name="Times New Roman" fo:font-size="10pt" fo:language="en" fo:country="US"/>
    </style:style>
    <style:style style:family="paragraph" style:name="Sous-titre" style:display-name="Sous-titre" style:parent-style-name="Standard" style:next-style-name="Sous-titre">
      <style:paragraph-properties fo:text-align="left" fo:line-height="115%" fo:margin-top="0cm" fo:margin-bottom="0.353cm" fo:keep-with-next="always" style:writing-mode="lr"/>
      <style:text-properties fo:color="#666666" style:font-name="Trebuchet MS" fo:font-size="13pt" fo:font-style="italic"/>
    </style:style>
    <style:style style:family="paragraph" style:name="Pied-de-page" style:display-name="Pied de page" style:parent-style-name="Standard" style:next-style-name="Pied-de-page">
      <style:paragraph-properties>
        <style:tab-stops>
          <style:tab-stop style:type="center" style:position="3.739583in"/>
          <style:tab-stop style:type="right" style:position="7.480556in"/>
        </style:tab-stops>
      </style:paragraph-properties>
    </style:style>
    <style:style style:family="paragraph" style:name="Heading" style:display-name="Heading" style:parent-style-name="Standard" style:next-style-name="Text-body">
      <style:paragraph-properties fo:margin-top="0.423cm" fo:margin-bottom="0.212cm" fo:keep-with-next="always"/>
      <style:text-properties style:font-name="Liberation Sans" fo:font-size="14pt"/>
    </style:style>
    <style:style style:family="paragraph" style:name="Standard" style:display-name="Standard" style:next-style-name="Standard">
      <style:paragraph-properties fo:text-align="left" fo:text-indent="0cm" fo:line-height="115%" fo:widows="2" fo:orphans="2" fo:margin-left="0cm" fo:margin-right="0cm" fo:margin-top="0cm" fo:margin-bottom="0cm" style:writing-mode="lr"/>
      <style:text-properties fo:color="#000000" style:font-name="Arial" fo:font-size="11pt" fo:language="en" fo:country="US" fo:font-weight="normal"/>
    </style:style>
    <style:style style:family="graphic" style:name="Graphics" style:display-name="Graphics"/>
  </office:styles>
  <office:automatic-styles>
    <style:style style:family="text" style:name="T1" style:display-name="T1">
      <style:text-properties fo:color="#666666"/>
    </style:style>
    <style:style style:family="paragraph" style:name="P2" style:display-name="P2" style:parent-style-name="Standard">
      <style:paragraph-properties fo:text-align="end" fo:text-indent="0cm" fo:line-height="115%" fo:margin-left="0cm" fo:margin-right="0cm" style:writing-mode="lr"/>
      <style:text-properties fo:color="#666666"/>
    </style:style>
    <style:style style:family="paragraph" style:name="P3" style:display-name="P3" style:parent-style-name="Standard">
      <style:paragraph-properties fo:text-align="end" fo:text-indent="0cm" fo:line-height="115%" fo:margin-left="0cm" fo:margin-right="0cm" style:writing-mode="lr"/>
    </style:style>
    <style:style style:family="paragraph" style:name="P4" style:display-name="P4" style:parent-style-name="Standard">
      <style:paragraph-properties fo:text-align="end" fo:line-height="115%" style:writing-mode="lr"/>
    </style:style>
    <style:style style:family="paragraph" style:name="P1" style:display-name="P1" style:parent-style-name="Standard">
      <style:paragraph-properties fo:text-align="left" fo:line-height="115%" style:writing-mode="lr"/>
    </style:style>
    <style:style style:family="graphic" style:name="graphic1" style:display-name="graphic1" style:parent-style-name="Graphics">
      <style:graphic-properties style:wrap="run-through" style:run-through="foreground" style:vertical-pos="top" style:vertical-rel="baseline"/>
    </style:style>
    <style:page-layout style:name="Standard">
      <style:page-layout-properties fo:page-width="21.000000cm" fo:page-height="29.700000cm" style:print-orientation="portrait" fo:margin-top="1.249000cm" fo:margin-bottom="1.249000cm" fo:margin-left="2.54cm" fo:margin-right="2.54cm"/>
      <style:header-style>
        <style:header-footer-properties svg:height="3.769278cm"/>
      </style:header-style>
      <style:footer-style>
        <style:header-footer-properties svg:height="2.461000cm"/>
      </style:footer-style>
    </style:page-layout>
  </office:automatic-styles>
  <office:master-styles>
    <style:master-page style:name="Standard" style:page-layout-name="Standard">
      <style:header>
        <text:p text:style-name="P1"><draw:frame text:anchor-type="as-char" draw:z-index="0" draw:style-name="graphic1" svg:width="6.1cm" svg:height="1.88cm"><draw:image xlink:href="Pictures/0.jpg" xlink:type="simple" xlink:show="embed" xlink:actuate="onLoad"/></draw:frame></text:p>
        <text:p text:style-name="P2"/>
        <text:p text:style-name="P3">Projet Court SXP Trust</text:p>
        <text:p text:style-name="P3"><text:span text:style-name="T1">Team Guinness : Talia L, Diouldé S, Tristan B, Guillaume R, Haguen B, Kévin G</text:span></text:p>
      </style:header>
      <style:footer>
        <text:p text:style-name="P4"><text:page-number>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Wed Sep 16 16:11:08 2015
</meta:creation-date>
    <dc:date>Wed Sep 16 16:11:08 2015
</dc:date>
    <dc:language>en-GB</dc:language>
  </office:meta>
</office:document-meta>
</file>